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56251in" fo:margin-left="0.49219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6251in" fo:margin-left="0.49219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0.43751in" fo:margin-left="0in" fo:margin-right="0in" fo:text-indent="0in" fo:margin-top="0in" fo:margin-bottom="0.0548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375in" style:font-size-asian="0.09375in" style:font-size-complex="0.09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0.32813in" fo:margin-left="0.07031in" fo:margin-right="0in" fo:text-indent="-0.07031in" fo:margin-top="0in" fo:margin-bottom="0.0159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6212in" fo:padding-bottom="0.06212in" fo:padding-left="0.06094in" fo:padding-right="0.09259in" draw:textarea-vertical-align="middle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0778in" style:font-size-asian="0.50778in" style:font-size-complex="0.50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9375in" style:font-size-asian="0.09375in" style:font-size-complex="0.093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center" style:tab-stop-distance="1.77736in" fo:margin-left="0in" fo:margin-right="0in" fo:text-indent="0in" fo:margin-top="0in" fo:margin-bottom="0.2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0%" fo:text-align="left" style:tab-stop-distance="0.32813in" fo:margin-left="0.07031in" fo:margin-right="0in" fo:text-indent="-0.07031in" fo:margin-top="0in" fo:margin-bottom="0.0159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11574in" fo:padding-bottom="0.11574in" fo:padding-left="0.19191in" fo:padding-right="0.1919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7">
      <style:graphic-properties fo:wrap-option="wrap" fo:padding-top="0.03284in" fo:padding-bottom="0.03284in" fo:padding-left="0.03909in" fo:padding-right="0.03909in" draw:textarea-vertical-align="top" draw:textarea-horizontal-align="left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875in" style:font-size-asian="0.21875in" style:font-size-complex="0.21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0%" fo:text-align="center" style:tab-stop-distance="0.76563in" fo:margin-left="0in" fo:margin-right="0in" fo:text-indent="0in" fo:margin-top="0in" fo:margin-bottom="0.09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6251in" fo:margin-left="0.21094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0.56251in" fo:margin-left="0.49219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6251in" fo:margin-left="0.49219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0">
      <style:graphic-properties fo:wrap-option="wrap" fo:padding-top="0.04222in" fo:padding-bottom="0.04222in" fo:padding-left="0.05315in" fo:padding-right="0.0531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875in" style:font-size-asian="0.21875in" style:font-size-complex="0.21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center" style:tab-stop-distance="0.76563in" fo:margin-left="0in" fo:margin-right="0in" fo:text-indent="0in" fo:margin-top="0in" fo:margin-bottom="0.09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4222in" fo:padding-bottom="0.04222in" fo:padding-left="0.05315in" fo:padding-right="0.0531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0%" fo:text-align="center" style:tab-stop-distance="0.43751in" fo:margin-left="0in" fo:margin-right="0in" fo:text-indent="0in" fo:margin-top="0in" fo:margin-bottom="0.0548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.03284in" fo:padding-bottom="0.03284in" fo:padding-left="0.03909in" fo:padding-right="0.0390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19in" style:font-size-asian="0.20319in" style:font-size-complex="0.20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0.71095in" fo:margin-left="0.14063in" fo:margin-right="0in" fo:text-indent="-0.14063in" fo:margin-top="0in" fo:margin-bottom="0.0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middle" draw:textarea-horizontal-align="left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6251in" fo:margin-left="0.77345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5in" fo:margin-left="0.21094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56251in" fo:margin-left="0.77345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6251in" fo:margin-left="0.21094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6251in" fo:margin-left="0.49219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0.43751in" fo:margin-left="0in" fo:margin-right="0in" fo:text-indent="0in" fo:margin-top="0in" fo:margin-bottom="0.0548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3284in" fo:padding-bottom="0.03284in" fo:padding-left="0.03909in" fo:padding-right="0.0390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875in" style:font-size-asian="0.21875in" style:font-size-complex="0.21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90%" fo:text-align="center" style:tab-stop-distance="0.76563in" fo:margin-left="0in" fo:margin-right="0in" fo:text-indent="0in" fo:margin-top="0in" fo:margin-bottom="0.09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6212in" fo:padding-bottom="0.06212in" fo:padding-left="0.06094in" fo:padding-right="0.09259in" draw:textarea-vertical-align="middle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.04222in" fo:padding-bottom="0.04222in" fo:padding-left="0.05315in" fo:padding-right="0.0531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0778in" style:font-size-asian="0.50778in" style:font-size-complex="0.50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center" style:tab-stop-distance="1.77736in" fo:margin-left="0in" fo:margin-right="0in" fo:text-indent="0in" fo:margin-top="0in" fo:margin-bottom="0.2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11574in" fo:padding-bottom="0.11574in" fo:padding-left="0.19191in" fo:padding-right="0.1919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19in" style:font-size-asian="0.20319in" style:font-size-complex="0.20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0%" fo:text-align="left" style:tab-stop-distance="0.71095in" fo:margin-left="0.14063in" fo:margin-right="0in" fo:text-indent="-0.14063in" fo:margin-top="0in" fo:margin-bottom="0.0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0%" fo:text-align="center" style:tab-stop-distance="0.43751in" fo:margin-left="0in" fo:margin-right="0in" fo:text-indent="0in" fo:margin-top="0in" fo:margin-bottom="0.0548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6212in" fo:padding-bottom="0.06212in" fo:padding-left="0.06094in" fo:padding-right="0.09259in" draw:textarea-vertical-align="middle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0778in" style:font-size-asian="0.50778in" style:font-size-complex="0.507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.21094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.21094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3284in" fo:padding-bottom="0.03284in" fo:padding-left="0.03909in" fo:padding-right="0.0390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0778in" style:font-size-asian="0.50778in" style:font-size-complex="0.50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center" style:tab-stop-distance="1.77736in" fo:margin-left="0in" fo:margin-right="0in" fo:text-indent="0in" fo:margin-top="0in" fo:margin-bottom="0.2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2">
      <style:graphic-properties fo:wrap-option="wrap" fo:padding-top="0.11574in" fo:padding-bottom="0.11574in" fo:padding-left="0.19191in" fo:padding-right="0.1919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19in" style:font-size-asian="0.20319in" style:font-size-complex="0.20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90%" fo:text-align="center" style:tab-stop-distance="0.43751in" fo:margin-left="0in" fo:margin-right="0in" fo:text-indent="0in" fo:margin-top="0in" fo:margin-bottom="0.0548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0.71095in" fo:margin-left="0.14063in" fo:margin-right="0in" fo:text-indent="-0.14063in" fo:margin-top="0in" fo:margin-bottom="0.0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3284in" fo:padding-bottom="0.03284in" fo:padding-left="0.03909in" fo:padding-right="0.0390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1875in" style:font-size-asian="0.21875in" style:font-size-complex="0.218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6212in" fo:padding-bottom="0.06212in" fo:padding-left="0.06094in" fo:padding-right="0.09259in" draw:textarea-vertical-align="middle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90%" fo:text-align="center" style:tab-stop-distance="0.76563in" fo:margin-left="0in" fo:margin-right="0in" fo:text-indent="0in" fo:margin-top="0in" fo:margin-bottom="0.0937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0778in" style:font-size-asian="0.50778in" style:font-size-complex="0.50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4222in" fo:padding-bottom="0.04222in" fo:padding-left="0.05315in" fo:padding-right="0.05315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90%" fo:text-align="center" style:tab-stop-distance="1.77736in" fo:margin-left="0in" fo:margin-right="0in" fo:text-indent="0in" fo:margin-top="0in" fo:margin-bottom="0.2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11574in" fo:padding-bottom="0.11574in" fo:padding-left="0.19191in" fo:padding-right="0.1919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solid" draw:fill-color="#00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3">
      <style:graphic-properties fo:wrap-option="wrap" fo:padding-top="0.02813in" fo:padding-bottom="0.02813in" fo:padding-left="0.05625in" fo:padding-right="0.05625in" draw:textarea-vertical-align="middle" draw:textarea-horizontal-align="center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56251in" fo:margin-left="0.21094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6251in" fo:margin-left="0.49219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19in" style:font-size-asian="0.20319in" style:font-size-complex="0.20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0.71095in" fo:margin-left="0.14063in" fo:margin-right="0in" fo:text-indent="-0.14063in" fo:margin-top="0in" fo:margin-bottom="0.0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center" style:tab-stop-distance="0.43751in" fo:margin-left="0in" fo:margin-right="0in" fo:text-indent="0in" fo:margin-top="0in" fo:margin-bottom="0.0548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3284in" fo:padding-bottom="0.03284in" fo:padding-left="0.03909in" fo:padding-right="0.0390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3">
      <style:graphic-properties fo:wrap-option="wrap" fo:padding-top="0.06212in" fo:padding-bottom="0.06212in" fo:padding-left="0.06094in" fo:padding-right="0.09259in" draw:textarea-vertical-align="middle" draw:textarea-horizontal-align="left" draw:fill="solid" draw:fill-color="#cfd5ea" draw:opacity="90%" draw:stroke="solid" svg:stroke-width="0.01389in" svg:stroke-color="#cfd5ea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0778in" style:font-size-asian="0.50778in" style:font-size-complex="0.50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625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center" style:tab-stop-distance="1.77736in" fo:margin-left="0in" fo:margin-right="0in" fo:text-indent="0in" fo:margin-top="0in" fo:margin-bottom="0.2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6">
      <style:graphic-properties fo:wrap-option="wrap" fo:padding-top="0.11574in" fo:padding-bottom="0.11574in" fo:padding-left="0.19191in" fo:padding-right="0.1919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19in" style:font-size-asian="0.20319in" style:font-size-complex="0.2031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0.71095in" fo:margin-left="0.14063in" fo:margin-right="0in" fo:text-indent="-0.14063in" fo:margin-top="0in" fo:margin-bottom="0.0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left" draw:fill="solid" draw:fill-color="#ed7d31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069in" style:font-size-asian="0.14069in" style:font-size-complex="0.1406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6251in" fo:margin-left="0.21094in" fo:margin-right="0in" fo:text-indent="-0.21094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7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1094in"/>
        <style:text-properties fo:font-family="Calibri Light" fo:font-size="100%"/>
      </text:list-level-style-number>
    </text:list-style>
    <text:list-style style:name="a530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1094in"/>
        <style:text-properties fo:font-family="Calibri Light" fo:font-size="100%"/>
      </text:list-level-style-number>
    </text:list-style>
    <text:list-style style:name="a475">
      <text:list-level-style-bullet text:level="1" text:bullet-char="•">
        <style:list-level-properties text:space-before="0in" text:min-label-width="0.14063in"/>
        <style:text-properties fo:font-size="100%"/>
      </text:list-level-style-bullet>
      <text:list-level-style-bullet text:level="2" text:bullet-char="•">
        <style:list-level-properties text:space-before="0in" text:min-label-width="0.14063in"/>
        <style:text-properties fo:font-size="100%"/>
      </text:list-level-style-bullet>
      <text:list-level-style-bullet text:level="3" text:bullet-char="•">
        <style:list-level-properties text:space-before="0.5in" text:min-label-width="0.14063in"/>
        <style:text-properties fo:font-size="100%"/>
      </text:list-level-style-bullet>
      <text:list-level-style-bullet text:level="4" text:bullet-char="•">
        <style:list-level-properties text:space-before="1in" text:min-label-width="0.14063in"/>
        <style:text-properties fo:font-size="100%"/>
      </text:list-level-style-bullet>
      <text:list-level-style-bullet text:level="5" text:bullet-char="•">
        <style:list-level-properties text:space-before="1.5in" text:min-label-width="0.14063in"/>
        <style:text-properties fo:font-size="100%"/>
      </text:list-level-style-bullet>
      <text:list-level-style-bullet text:level="6" text:bullet-char="•">
        <style:list-level-properties text:space-before="2in" text:min-label-width="0.14063in"/>
        <style:text-properties fo:font-size="100%"/>
      </text:list-level-style-bullet>
      <text:list-level-style-bullet text:level="7" text:bullet-char="•">
        <style:list-level-properties text:space-before="2.5in" text:min-label-width="0.14063in"/>
        <style:text-properties fo:font-size="100%"/>
      </text:list-level-style-bullet>
      <text:list-level-style-bullet text:level="8" text:bullet-char="•">
        <style:list-level-properties text:space-before="3in" text:min-label-width="0.14063in"/>
        <style:text-properties fo:font-size="100%"/>
      </text:list-level-style-bullet>
      <text:list-level-style-bullet text:level="9" text:bullet-char="•">
        <style:list-level-properties text:space-before="3.5in" text:min-label-width="0.14063in"/>
        <style:text-properties fo:font-size="100%"/>
      </text:list-level-style-bullet>
    </text:list-style>
    <text:list-style style:name="a382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1094in"/>
        <style:text-properties fo:font-family="Calibri Light" fo:font-size="100%"/>
      </text:list-level-style-number>
    </text:list-style>
    <text:list-style style:name="a535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1094in"/>
        <style:text-properties fo:font-family="Calibri Light" fo:font-size="100%"/>
      </text:list-level-style-number>
    </text:list-style>
    <text:list-style style:name="a385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812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78125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2812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78125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2812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78125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2812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78125in" text:min-label-width="0.21094in"/>
        <style:text-properties fo:font-family="Calibri Light" fo:font-size="100%"/>
      </text:list-level-style-number>
    </text:list-style>
    <text:list-style style:name="a443">
      <text:list-level-style-bullet text:level="1" text:bullet-char="•">
        <style:list-level-properties text:space-before="0in" text:min-label-width="0.07031in"/>
        <style:text-properties fo:font-size="100%"/>
      </text:list-level-style-bullet>
      <text:list-level-style-bullet text:level="2" text:bullet-char="•">
        <style:list-level-properties text:space-before="0in" text:min-label-width="0.07031in"/>
        <style:text-properties fo:font-size="100%"/>
      </text:list-level-style-bullet>
      <text:list-level-style-bullet text:level="3" text:bullet-char="•">
        <style:list-level-properties text:space-before="0.5in" text:min-label-width="0.07031in"/>
        <style:text-properties fo:font-size="100%"/>
      </text:list-level-style-bullet>
      <text:list-level-style-bullet text:level="4" text:bullet-char="•">
        <style:list-level-properties text:space-before="1in" text:min-label-width="0.07031in"/>
        <style:text-properties fo:font-size="100%"/>
      </text:list-level-style-bullet>
      <text:list-level-style-bullet text:level="5" text:bullet-char="•">
        <style:list-level-properties text:space-before="1.5in" text:min-label-width="0.07031in"/>
        <style:text-properties fo:font-size="100%"/>
      </text:list-level-style-bullet>
      <text:list-level-style-bullet text:level="6" text:bullet-char="•">
        <style:list-level-properties text:space-before="2in" text:min-label-width="0.07031in"/>
        <style:text-properties fo:font-size="100%"/>
      </text:list-level-style-bullet>
      <text:list-level-style-bullet text:level="7" text:bullet-char="•">
        <style:list-level-properties text:space-before="2.5in" text:min-label-width="0.07031in"/>
        <style:text-properties fo:font-size="100%"/>
      </text:list-level-style-bullet>
      <text:list-level-style-bullet text:level="8" text:bullet-char="•">
        <style:list-level-properties text:space-before="3in" text:min-label-width="0.07031in"/>
        <style:text-properties fo:font-size="100%"/>
      </text:list-level-style-bullet>
      <text:list-level-style-bullet text:level="9" text:bullet-char="•">
        <style:list-level-properties text:space-before="3.5in" text:min-label-width="0.07031in"/>
        <style:text-properties fo:font-size="100%"/>
      </text:list-level-style-bullet>
    </text:list-style>
    <text:list-style style:name="a388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812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78125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2812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78125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2812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78125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2812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78125in" text:min-label-width="0.21094in"/>
        <style:text-properties fo:font-family="Calibri Light" fo:font-size="100%"/>
      </text:list-level-style-number>
    </text:list-style>
    <text:list-style style:name="a539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1094in"/>
        <style:text-properties fo:font-family="Calibri Light" fo:font-size="100%"/>
      </text:list-level-style-number>
    </text:list-style>
    <text:list-style style:name="a446">
      <text:list-level-style-bullet text:level="1" text:bullet-char="•">
        <style:list-level-properties text:space-before="0in" text:min-label-width="0.07031in"/>
        <style:text-properties fo:font-size="100%"/>
      </text:list-level-style-bullet>
      <text:list-level-style-bullet text:level="2" text:bullet-char="•">
        <style:list-level-properties text:space-before="0in" text:min-label-width="0.07031in"/>
        <style:text-properties fo:font-size="100%"/>
      </text:list-level-style-bullet>
      <text:list-level-style-bullet text:level="3" text:bullet-char="•">
        <style:list-level-properties text:space-before="0.5in" text:min-label-width="0.07031in"/>
        <style:text-properties fo:font-size="100%"/>
      </text:list-level-style-bullet>
      <text:list-level-style-bullet text:level="4" text:bullet-char="•">
        <style:list-level-properties text:space-before="1in" text:min-label-width="0.07031in"/>
        <style:text-properties fo:font-size="100%"/>
      </text:list-level-style-bullet>
      <text:list-level-style-bullet text:level="5" text:bullet-char="•">
        <style:list-level-properties text:space-before="1.5in" text:min-label-width="0.07031in"/>
        <style:text-properties fo:font-size="100%"/>
      </text:list-level-style-bullet>
      <text:list-level-style-bullet text:level="6" text:bullet-char="•">
        <style:list-level-properties text:space-before="2in" text:min-label-width="0.07031in"/>
        <style:text-properties fo:font-size="100%"/>
      </text:list-level-style-bullet>
      <text:list-level-style-bullet text:level="7" text:bullet-char="•">
        <style:list-level-properties text:space-before="2.5in" text:min-label-width="0.07031in"/>
        <style:text-properties fo:font-size="100%"/>
      </text:list-level-style-bullet>
      <text:list-level-style-bullet text:level="8" text:bullet-char="•">
        <style:list-level-properties text:space-before="3in" text:min-label-width="0.07031in"/>
        <style:text-properties fo:font-size="100%"/>
      </text:list-level-style-bullet>
      <text:list-level-style-bullet text:level="9" text:bullet-char="•">
        <style:list-level-properties text:space-before="3.5in" text:min-label-width="0.07031in"/>
        <style:text-properties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14063in"/>
        <style:text-properties fo:font-size="100%"/>
      </text:list-level-style-bullet>
      <text:list-level-style-bullet text:level="2" text:bullet-char="•">
        <style:list-level-properties text:space-before="0in" text:min-label-width="0.14063in"/>
        <style:text-properties fo:font-size="100%"/>
      </text:list-level-style-bullet>
      <text:list-level-style-bullet text:level="3" text:bullet-char="•">
        <style:list-level-properties text:space-before="0.5in" text:min-label-width="0.14063in"/>
        <style:text-properties fo:font-size="100%"/>
      </text:list-level-style-bullet>
      <text:list-level-style-bullet text:level="4" text:bullet-char="•">
        <style:list-level-properties text:space-before="1in" text:min-label-width="0.14063in"/>
        <style:text-properties fo:font-size="100%"/>
      </text:list-level-style-bullet>
      <text:list-level-style-bullet text:level="5" text:bullet-char="•">
        <style:list-level-properties text:space-before="1.5in" text:min-label-width="0.14063in"/>
        <style:text-properties fo:font-size="100%"/>
      </text:list-level-style-bullet>
      <text:list-level-style-bullet text:level="6" text:bullet-char="•">
        <style:list-level-properties text:space-before="2in" text:min-label-width="0.14063in"/>
        <style:text-properties fo:font-size="100%"/>
      </text:list-level-style-bullet>
      <text:list-level-style-bullet text:level="7" text:bullet-char="•">
        <style:list-level-properties text:space-before="2.5in" text:min-label-width="0.14063in"/>
        <style:text-properties fo:font-size="100%"/>
      </text:list-level-style-bullet>
      <text:list-level-style-bullet text:level="8" text:bullet-char="•">
        <style:list-level-properties text:space-before="3in" text:min-label-width="0.14063in"/>
        <style:text-properties fo:font-size="100%"/>
      </text:list-level-style-bullet>
      <text:list-level-style-bullet text:level="9" text:bullet-char="•">
        <style:list-level-properties text:space-before="3.5in" text:min-label-width="0.14063in"/>
        <style:text-properties fo:font-size="100%"/>
      </text:list-level-style-bullet>
    </text:list-style>
    <text:list-style style:name="a370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812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78125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2812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78125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2812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78125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2812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78125in" text:min-label-width="0.21094in"/>
        <style:text-properties fo:font-family="Calibri Light" fo:font-size="100%"/>
      </text:list-level-style-number>
    </text:list-style>
    <text:list-style style:name="a467">
      <text:list-level-style-bullet text:level="1" text:bullet-char="•">
        <style:list-level-properties text:space-before="0in" text:min-label-width="0.14063in"/>
        <style:text-properties fo:font-size="100%"/>
      </text:list-level-style-bullet>
      <text:list-level-style-bullet text:level="2" text:bullet-char="•">
        <style:list-level-properties text:space-before="0in" text:min-label-width="0.14063in"/>
        <style:text-properties fo:font-size="100%"/>
      </text:list-level-style-bullet>
      <text:list-level-style-bullet text:level="3" text:bullet-char="•">
        <style:list-level-properties text:space-before="0.5in" text:min-label-width="0.14063in"/>
        <style:text-properties fo:font-size="100%"/>
      </text:list-level-style-bullet>
      <text:list-level-style-bullet text:level="4" text:bullet-char="•">
        <style:list-level-properties text:space-before="1in" text:min-label-width="0.14063in"/>
        <style:text-properties fo:font-size="100%"/>
      </text:list-level-style-bullet>
      <text:list-level-style-bullet text:level="5" text:bullet-char="•">
        <style:list-level-properties text:space-before="1.5in" text:min-label-width="0.14063in"/>
        <style:text-properties fo:font-size="100%"/>
      </text:list-level-style-bullet>
      <text:list-level-style-bullet text:level="6" text:bullet-char="•">
        <style:list-level-properties text:space-before="2in" text:min-label-width="0.14063in"/>
        <style:text-properties fo:font-size="100%"/>
      </text:list-level-style-bullet>
      <text:list-level-style-bullet text:level="7" text:bullet-char="•">
        <style:list-level-properties text:space-before="2.5in" text:min-label-width="0.14063in"/>
        <style:text-properties fo:font-size="100%"/>
      </text:list-level-style-bullet>
      <text:list-level-style-bullet text:level="8" text:bullet-char="•">
        <style:list-level-properties text:space-before="3in" text:min-label-width="0.14063in"/>
        <style:text-properties fo:font-size="100%"/>
      </text:list-level-style-bullet>
      <text:list-level-style-bullet text:level="9" text:bullet-char="•">
        <style:list-level-properties text:space-before="3.5in" text:min-label-width="0.14063in"/>
        <style:text-properties fo:font-size="100%"/>
      </text:list-level-style-bullet>
    </text:list-style>
    <text:list-style style:name="a373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1094in"/>
        <style:text-properties fo:font-family="Calibri Light" fo:font-size="100%"/>
      </text:list-level-style-number>
    </text:list-style>
    <text:list-style style:name="a376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812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78125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2812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78125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2812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78125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2812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78125in" text:min-label-width="0.21094in"/>
        <style:text-properties fo:font-family="Calibri Light" fo:font-size="100%"/>
      </text:list-level-style-number>
    </text:list-style>
    <text:list-style style:name="a379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812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78125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2812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78125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2812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78125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2812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78125in" text:min-label-width="0.21094in"/>
        <style:text-properties fo:font-family="Calibri Light" fo:font-size="100%"/>
      </text:list-level-style-number>
    </text:list-style>
    <text:list-style style:name="a400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2812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78125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2812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78125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2812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78125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2812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78125in" text:min-label-width="0.21094in"/>
        <style:text-properties fo:font-family="Calibri Light" fo:font-size="100%"/>
      </text:list-level-style-number>
    </text:list-style>
    <text:list-style style:name="a482">
      <text:list-level-style-bullet text:level="1" text:bullet-char="•">
        <style:list-level-properties text:space-before="0in" text:min-label-width="0.14063in"/>
        <style:text-properties fo:font-size="100%"/>
      </text:list-level-style-bullet>
      <text:list-level-style-bullet text:level="2" text:bullet-char="•">
        <style:list-level-properties text:space-before="0in" text:min-label-width="0.14063in"/>
        <style:text-properties fo:font-size="100%"/>
      </text:list-level-style-bullet>
      <text:list-level-style-bullet text:level="3" text:bullet-char="•">
        <style:list-level-properties text:space-before="0.5in" text:min-label-width="0.14063in"/>
        <style:text-properties fo:font-size="100%"/>
      </text:list-level-style-bullet>
      <text:list-level-style-bullet text:level="4" text:bullet-char="•">
        <style:list-level-properties text:space-before="1in" text:min-label-width="0.14063in"/>
        <style:text-properties fo:font-size="100%"/>
      </text:list-level-style-bullet>
      <text:list-level-style-bullet text:level="5" text:bullet-char="•">
        <style:list-level-properties text:space-before="1.5in" text:min-label-width="0.14063in"/>
        <style:text-properties fo:font-size="100%"/>
      </text:list-level-style-bullet>
      <text:list-level-style-bullet text:level="6" text:bullet-char="•">
        <style:list-level-properties text:space-before="2in" text:min-label-width="0.14063in"/>
        <style:text-properties fo:font-size="100%"/>
      </text:list-level-style-bullet>
      <text:list-level-style-bullet text:level="7" text:bullet-char="•">
        <style:list-level-properties text:space-before="2.5in" text:min-label-width="0.14063in"/>
        <style:text-properties fo:font-size="100%"/>
      </text:list-level-style-bullet>
      <text:list-level-style-bullet text:level="8" text:bullet-char="•">
        <style:list-level-properties text:space-before="3in" text:min-label-width="0.14063in"/>
        <style:text-properties fo:font-size="100%"/>
      </text:list-level-style-bullet>
      <text:list-level-style-bullet text:level="9" text:bullet-char="•">
        <style:list-level-properties text:space-before="3.5in" text:min-label-width="0.14063in"/>
        <style:text-properties fo:font-size="100%"/>
      </text:list-level-style-bullet>
    </text:list-style>
    <text:list-style style:name="a391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06251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625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06251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56251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06251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56251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06251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56251in" text:min-label-width="0.21094in"/>
        <style:text-properties fo:font-family="Calibri Light" fo:font-size="100%"/>
      </text:list-level-style-number>
    </text:list-style>
    <text:list-style style:name="a394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06251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0.5625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06251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1.56251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06251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2.56251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06251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3.56251in" text:min-label-width="0.21094in"/>
        <style:text-properties fo:font-family="Calibri Light" fo:font-size="100%"/>
      </text:list-level-style-number>
    </text:list-style>
    <text:list-style style:name="a489">
      <text:list-level-style-bullet text:level="1" text:bullet-char="•">
        <style:list-level-properties text:space-before="0in" text:min-label-width="0.14063in"/>
        <style:text-properties fo:font-size="100%"/>
      </text:list-level-style-bullet>
      <text:list-level-style-bullet text:level="2" text:bullet-char="•">
        <style:list-level-properties text:space-before="0in" text:min-label-width="0.14063in"/>
        <style:text-properties fo:font-size="100%"/>
      </text:list-level-style-bullet>
      <text:list-level-style-bullet text:level="3" text:bullet-char="•">
        <style:list-level-properties text:space-before="0.5in" text:min-label-width="0.14063in"/>
        <style:text-properties fo:font-size="100%"/>
      </text:list-level-style-bullet>
      <text:list-level-style-bullet text:level="4" text:bullet-char="•">
        <style:list-level-properties text:space-before="1in" text:min-label-width="0.14063in"/>
        <style:text-properties fo:font-size="100%"/>
      </text:list-level-style-bullet>
      <text:list-level-style-bullet text:level="5" text:bullet-char="•">
        <style:list-level-properties text:space-before="1.5in" text:min-label-width="0.14063in"/>
        <style:text-properties fo:font-size="100%"/>
      </text:list-level-style-bullet>
      <text:list-level-style-bullet text:level="6" text:bullet-char="•">
        <style:list-level-properties text:space-before="2in" text:min-label-width="0.14063in"/>
        <style:text-properties fo:font-size="100%"/>
      </text:list-level-style-bullet>
      <text:list-level-style-bullet text:level="7" text:bullet-char="•">
        <style:list-level-properties text:space-before="2.5in" text:min-label-width="0.14063in"/>
        <style:text-properties fo:font-size="100%"/>
      </text:list-level-style-bullet>
      <text:list-level-style-bullet text:level="8" text:bullet-char="•">
        <style:list-level-properties text:space-before="3in" text:min-label-width="0.14063in"/>
        <style:text-properties fo:font-size="100%"/>
      </text:list-level-style-bullet>
      <text:list-level-style-bullet text:level="9" text:bullet-char="•">
        <style:list-level-properties text:space-before="3.5in" text:min-label-width="0.14063in"/>
        <style:text-properties fo:font-size="100%"/>
      </text:list-level-style-bullet>
    </text:list-style>
    <text:list-style style:name="a397">
      <text:list-level-style-number text:level="1" style:num-format="1" style:num-suffix=".">
        <style:list-level-properties text:space-before="0in" text:min-label-width="0.21094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21094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21094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21094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21094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21094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21094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21094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21094in"/>
        <style:text-properties fo:font-family="Calibri Light" fo:font-size="100%"/>
      </text:list-level-style-number>
    </text:list-style>
  </office:automatic-styles>
  <office:body>
    <office:presentation>
      <draw:page draw:name="Slide1" draw:style-name="a357" draw:master-page-name="Master1-Layout1-title-Slide-de-Título" presentation:presentation-page-layout-name="Master1-PPL1" draw:id="Slide-256">
        <draw:g draw:name="Agrupar 5" draw:id="id63">
          <svg:title/>
          <svg:desc/>
          <draw:custom-shape svg:x="6.67432in" svg:y="5.65493in" svg:width="4.42914in" svg:height="2.02348in" draw:id="id64" draw:style-name="a360" draw:name="Retângulo 3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2319in" svg:y="5.97059in" svg:width="3.73139in" svg:height="1.39215in" draw:id="id65" draw:style-name="a363" draw:name="Retângulo 4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draw:page draw:name="Slide2" draw:style-name="a364" draw:master-page-name="Master1-Layout1-title-Slide-de-Título" presentation:presentation-page-layout-name="Master1-PPL1" draw:id="Slide-257">
        <draw:frame draw:id="id66" draw:style-name="a401" draw:name="CaixaDeTexto 2" svg:x="6.15764in" svg:y="4.96979in" svg:width="2.9875in" svg:height="2.10242in">
          <draw:text-box>
            <text:list text:style-name="a367">
              <text:list-item>
                <text:p text:style-name="a366" text:class-names="" text:cond-style-name=""><text:span text:style-name="a365" text:class-names="">Home</text:span></text:p>
              </text:list-item>
            </text:list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Mostrar Relógio</text:span></text:p>
                  </text:list-item>
                </text:list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Configurações</text:span></text:p>
              </text:list-item>
            </text:list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Relógio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Frequência de Trabalho</text:span></text:p>
                  </text:list-item>
                </text:list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Informações</text:span></text:p>
              </text:list-item>
            </text:list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Mostrar Status dos sensores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Caixa de Areia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Mostrar capacidade de carga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Mostrar Dimensões da caixa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Sobre</text:span></text:p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Mostrar informações sobre o fabricante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02" draw:master-page-name="Master1-Layout1-title-Slide-de-Título" presentation:presentation-page-layout-name="Master1-PPL1" draw:id="Slide-258">
        <draw:g draw:name="Diagrama 1" draw:id="id67">
          <svg:title/>
          <svg:desc/>
          <draw:custom-shape svg:x="5.612in" svg:y="5.46593in" svg:width="1.38896in" svg:height="0.69448in" draw:id="id68" draw:style-name="a405" draw:name="Forma Livre: Forma 2">
            <svg:title/>
            <svg:desc/>
            <text:p text:style-name="a404" text:class-names="" text:cond-style-name=""><text:span text:style-name="a403" text:class-names="">Home</text:span></text:p>
            <draw:enhanced-geometry xmlns:dr3d="urn:oasis:names:tc:opendocument:xmlns:dr3d:1.0" draw:type="non-primitive" svg:viewBox="0 0 225790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257901"/>
              <draw:equation draw:name="f2" draw:formula="1128950"/>
              <draw:equation draw:name="f3" draw:formula="112895"/>
              <draw:equation draw:name="f4" draw:formula="50545"/>
              <draw:equation draw:name="f5" draw:formula="2145006"/>
              <draw:equation draw:name="f6" draw:formula="220735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225790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2145006 * ?f10"/>
              <draw:equation draw:name="f18" draw:formula="2257901 * ?f10"/>
              <draw:equation draw:name="f19" draw:formula="1016055 * ?f9"/>
              <draw:equation draw:name="f20" draw:formula="1128950 * ?f9"/>
              <draw:equation draw:name="f21" draw:formula="?f13 / 2257901"/>
              <draw:equation draw:name="f22" draw:formula="?f14 / 1128950"/>
              <draw:equation draw:name="f23" draw:formula="?f15 / 2257901"/>
              <draw:equation draw:name="f24" draw:formula="?f16 / 1128950"/>
              <draw:equation draw:name="f25" draw:formula="?f17 / 2257901"/>
              <draw:equation draw:name="f26" draw:formula="?f18 / 225790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5.7509in" svg:y="6.16041in" svg:width="0.11699in" svg:height="0.50626in" draw:id="id69" draw:style-name="a408" draw:name="Forma Livre: Forma 3">
            <svg:title/>
            <svg:desc/>
            <text:p text:style-name="a407" text:class-names="" text:cond-style-name=""><text:span text:style-name="a406" text:class-names=""/></text:p>
            <draw:enhanced-geometry xmlns:dr3d="urn:oasis:names:tc:opendocument:xmlns:dr3d:1.0" draw:type="non-primitive" svg:viewBox="0 0 190183 822971" draw:enhanced-path="M ?f0 ?f0 L ?f0 ?f2 ?f1 ?f2 N" draw:text-areas="?f7 ?f9 ?f8 ?f10">
              <draw:equation draw:name="f0" draw:formula="0"/>
              <draw:equation draw:name="f1" draw:formula="190183"/>
              <draw:equation draw:name="f2" draw:formula="822971"/>
              <draw:equation draw:name="f3" draw:formula="?f2 - ?f0"/>
              <draw:equation draw:name="f4" draw:formula="?f1 - ?f0"/>
              <draw:equation draw:name="f5" draw:formula="?f4 / 190183"/>
              <draw:equation draw:name="f6" draw:formula="?f3 / 822971"/>
              <draw:equation draw:name="f7" draw:formula="0 / ?f5"/>
              <draw:equation draw:name="f8" draw:formula="190183 / ?f5"/>
              <draw:equation draw:name="f9" draw:formula="0 / ?f6"/>
              <draw:equation draw:name="f10" draw:formula="822971 / ?f6"/>
            </draw:enhanced-geometry>
          </draw:custom-shape>
          <draw:custom-shape svg:x="5.86789in" svg:y="6.31943in" svg:width="1.11117in" svg:height="0.69448in" draw:id="id70" draw:style-name="a411" draw:name="Forma Livre: Forma 4">
            <svg:title/>
            <svg:desc/>
            <text:p text:style-name="a410" text:class-names="" text:cond-style-name=""><text:span text:style-name="a409" text:class-names="">Mostrar Relógio</text:span></text:p>
            <draw:enhanced-geometry xmlns:dr3d="urn:oasis:names:tc:opendocument:xmlns:dr3d:1.0" draw:type="non-primitive" svg:viewBox="0 0 180632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06321"/>
              <draw:equation draw:name="f2" draw:formula="1128950"/>
              <draw:equation draw:name="f3" draw:formula="112895"/>
              <draw:equation draw:name="f4" draw:formula="50545"/>
              <draw:equation draw:name="f5" draw:formula="1693426"/>
              <draw:equation draw:name="f6" draw:formula="175577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180632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1693426 * ?f10"/>
              <draw:equation draw:name="f18" draw:formula="1806321 * ?f10"/>
              <draw:equation draw:name="f19" draw:formula="1016055 * ?f9"/>
              <draw:equation draw:name="f20" draw:formula="1128950 * ?f9"/>
              <draw:equation draw:name="f21" draw:formula="?f13 / 1806321"/>
              <draw:equation draw:name="f22" draw:formula="?f14 / 1128950"/>
              <draw:equation draw:name="f23" draw:formula="?f15 / 1806321"/>
              <draw:equation draw:name="f24" draw:formula="?f16 / 1128950"/>
              <draw:equation draw:name="f25" draw:formula="?f17 / 1806321"/>
              <draw:equation draw:name="f26" draw:formula="?f18 / 180632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32631in" svg:y="5.45133in" svg:width="1.38896in" svg:height="0.69448in" draw:id="id71" draw:style-name="a414" draw:name="Forma Livre: Forma 5">
            <svg:title/>
            <svg:desc/>
            <text:p text:style-name="a413" text:class-names="" text:cond-style-name=""><text:span text:style-name="a412" text:class-names="">Configurações</text:span></text:p>
            <draw:enhanced-geometry xmlns:dr3d="urn:oasis:names:tc:opendocument:xmlns:dr3d:1.0" draw:type="non-primitive" svg:viewBox="0 0 225790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257901"/>
              <draw:equation draw:name="f2" draw:formula="1128950"/>
              <draw:equation draw:name="f3" draw:formula="112895"/>
              <draw:equation draw:name="f4" draw:formula="50545"/>
              <draw:equation draw:name="f5" draw:formula="2145006"/>
              <draw:equation draw:name="f6" draw:formula="220735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225790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2145006 * ?f10"/>
              <draw:equation draw:name="f18" draw:formula="2257901 * ?f10"/>
              <draw:equation draw:name="f19" draw:formula="1016055 * ?f9"/>
              <draw:equation draw:name="f20" draw:formula="1128950 * ?f9"/>
              <draw:equation draw:name="f21" draw:formula="?f13 / 2257901"/>
              <draw:equation draw:name="f22" draw:formula="?f14 / 1128950"/>
              <draw:equation draw:name="f23" draw:formula="?f15 / 2257901"/>
              <draw:equation draw:name="f24" draw:formula="?f16 / 1128950"/>
              <draw:equation draw:name="f25" draw:formula="?f17 / 2257901"/>
              <draw:equation draw:name="f26" draw:formula="?f18 / 225790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4652in" svg:y="6.1458in" svg:width="0.1389in" svg:height="0.52086in" draw:id="id72" draw:style-name="a417" draw:name="Forma Livre: Forma 6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type="non-primitive" svg:viewBox="0 0 225790 846712" draw:enhanced-path="M ?f0 ?f0 L ?f0 ?f2 ?f1 ?f2 N" draw:text-areas="?f7 ?f9 ?f8 ?f10">
              <draw:equation draw:name="f0" draw:formula="0"/>
              <draw:equation draw:name="f1" draw:formula="225790"/>
              <draw:equation draw:name="f2" draw:formula="846712"/>
              <draw:equation draw:name="f3" draw:formula="?f2 - ?f0"/>
              <draw:equation draw:name="f4" draw:formula="?f1 - ?f0"/>
              <draw:equation draw:name="f5" draw:formula="?f4 / 225790"/>
              <draw:equation draw:name="f6" draw:formula="?f3 / 846712"/>
              <draw:equation draw:name="f7" draw:formula="0 / ?f5"/>
              <draw:equation draw:name="f8" draw:formula="225790 / ?f5"/>
              <draw:equation draw:name="f9" draw:formula="0 / ?f6"/>
              <draw:equation draw:name="f10" draw:formula="846712 / ?f6"/>
            </draw:enhanced-geometry>
          </draw:custom-shape>
          <draw:custom-shape svg:x="7.6041in" svg:y="6.31943in" svg:width="1.11117in" svg:height="0.69448in" draw:id="id73" draw:style-name="a420" draw:name="Forma Livre: Forma 7">
            <svg:title/>
            <svg:desc/>
            <text:p text:style-name="a419" text:class-names="" text:cond-style-name=""><text:span text:style-name="a418" text:class-names="">Relógio</text:span></text:p>
            <draw:enhanced-geometry xmlns:dr3d="urn:oasis:names:tc:opendocument:xmlns:dr3d:1.0" draw:type="non-primitive" svg:viewBox="0 0 180632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06321"/>
              <draw:equation draw:name="f2" draw:formula="1128950"/>
              <draw:equation draw:name="f3" draw:formula="112895"/>
              <draw:equation draw:name="f4" draw:formula="50545"/>
              <draw:equation draw:name="f5" draw:formula="1693426"/>
              <draw:equation draw:name="f6" draw:formula="175577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180632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1693426 * ?f10"/>
              <draw:equation draw:name="f18" draw:formula="1806321 * ?f10"/>
              <draw:equation draw:name="f19" draw:formula="1016055 * ?f9"/>
              <draw:equation draw:name="f20" draw:formula="1128950 * ?f9"/>
              <draw:equation draw:name="f21" draw:formula="?f13 / 1806321"/>
              <draw:equation draw:name="f22" draw:formula="?f14 / 1128950"/>
              <draw:equation draw:name="f23" draw:formula="?f15 / 1806321"/>
              <draw:equation draw:name="f24" draw:formula="?f16 / 1128950"/>
              <draw:equation draw:name="f25" draw:formula="?f17 / 1806321"/>
              <draw:equation draw:name="f26" draw:formula="?f18 / 180632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4652in" svg:y="6.1458in" svg:width="0.1389in" svg:height="1.38896in" draw:id="id74" draw:style-name="a423" draw:name="Forma Livre: Forma 8">
            <svg:title/>
            <svg:desc/>
            <text:p text:style-name="a422" text:class-names="" text:cond-style-name=""><text:span text:style-name="a421" text:class-names=""/></text:p>
            <draw:enhanced-geometry xmlns:dr3d="urn:oasis:names:tc:opendocument:xmlns:dr3d:1.0" draw:type="non-primitive" svg:viewBox="0 0 225790 2257901" draw:enhanced-path="M ?f0 ?f0 L ?f0 ?f2 ?f1 ?f2 N" draw:text-areas="?f7 ?f9 ?f8 ?f10">
              <draw:equation draw:name="f0" draw:formula="0"/>
              <draw:equation draw:name="f1" draw:formula="225790"/>
              <draw:equation draw:name="f2" draw:formula="2257901"/>
              <draw:equation draw:name="f3" draw:formula="?f2 - ?f0"/>
              <draw:equation draw:name="f4" draw:formula="?f1 - ?f0"/>
              <draw:equation draw:name="f5" draw:formula="?f4 / 225790"/>
              <draw:equation draw:name="f6" draw:formula="?f3 / 2257901"/>
              <draw:equation draw:name="f7" draw:formula="0 / ?f5"/>
              <draw:equation draw:name="f8" draw:formula="225790 / ?f5"/>
              <draw:equation draw:name="f9" draw:formula="0 / ?f6"/>
              <draw:equation draw:name="f10" draw:formula="2257901 / ?f6"/>
            </draw:enhanced-geometry>
          </draw:custom-shape>
          <draw:custom-shape svg:x="7.6041in" svg:y="7.18753in" svg:width="1.11117in" svg:height="0.69448in" draw:id="id75" draw:style-name="a426" draw:name="Forma Livre: Forma 9">
            <svg:title/>
            <svg:desc/>
            <text:p text:style-name="a425" text:class-names="" text:cond-style-name=""><text:span text:style-name="a424" text:class-names="">Frequência de Trabalho</text:span></text:p>
            <draw:enhanced-geometry xmlns:dr3d="urn:oasis:names:tc:opendocument:xmlns:dr3d:1.0" draw:type="non-primitive" svg:viewBox="0 0 180632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06321"/>
              <draw:equation draw:name="f2" draw:formula="1128950"/>
              <draw:equation draw:name="f3" draw:formula="112895"/>
              <draw:equation draw:name="f4" draw:formula="50545"/>
              <draw:equation draw:name="f5" draw:formula="1693426"/>
              <draw:equation draw:name="f6" draw:formula="175577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180632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1693426 * ?f10"/>
              <draw:equation draw:name="f18" draw:formula="1806321 * ?f10"/>
              <draw:equation draw:name="f19" draw:formula="1016055 * ?f9"/>
              <draw:equation draw:name="f20" draw:formula="1128950 * ?f9"/>
              <draw:equation draw:name="f21" draw:formula="?f13 / 1806321"/>
              <draw:equation draw:name="f22" draw:formula="?f14 / 1128950"/>
              <draw:equation draw:name="f23" draw:formula="?f15 / 1806321"/>
              <draw:equation draw:name="f24" draw:formula="?f16 / 1128950"/>
              <draw:equation draw:name="f25" draw:formula="?f17 / 1806321"/>
              <draw:equation draw:name="f26" draw:formula="?f18 / 180632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06251in" svg:y="5.45133in" svg:width="1.38896in" svg:height="0.69448in" draw:id="id76" draw:style-name="a429" draw:name="Forma Livre: Forma 10">
            <svg:title/>
            <svg:desc/>
            <text:p text:style-name="a428" text:class-names="" text:cond-style-name=""><text:span text:style-name="a427" text:class-names="">Informações</text:span></text:p>
            <draw:enhanced-geometry xmlns:dr3d="urn:oasis:names:tc:opendocument:xmlns:dr3d:1.0" draw:type="non-primitive" svg:viewBox="0 0 225790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257901"/>
              <draw:equation draw:name="f2" draw:formula="1128950"/>
              <draw:equation draw:name="f3" draw:formula="112895"/>
              <draw:equation draw:name="f4" draw:formula="50545"/>
              <draw:equation draw:name="f5" draw:formula="2145006"/>
              <draw:equation draw:name="f6" draw:formula="220735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225790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2145006 * ?f10"/>
              <draw:equation draw:name="f18" draw:formula="2257901 * ?f10"/>
              <draw:equation draw:name="f19" draw:formula="1016055 * ?f9"/>
              <draw:equation draw:name="f20" draw:formula="1128950 * ?f9"/>
              <draw:equation draw:name="f21" draw:formula="?f13 / 2257901"/>
              <draw:equation draw:name="f22" draw:formula="?f14 / 1128950"/>
              <draw:equation draw:name="f23" draw:formula="?f15 / 2257901"/>
              <draw:equation draw:name="f24" draw:formula="?f16 / 1128950"/>
              <draw:equation draw:name="f25" draw:formula="?f17 / 2257901"/>
              <draw:equation draw:name="f26" draw:formula="?f18 / 225790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0141in" svg:y="6.1458in" svg:width="0.1389in" svg:height="0.52086in" draw:id="id77" draw:style-name="a432" draw:name="Forma Livre: Forma 11">
            <svg:title/>
            <svg:desc/>
            <text:p text:style-name="a431" text:class-names="" text:cond-style-name=""><text:span text:style-name="a430" text:class-names=""/></text:p>
            <draw:enhanced-geometry xmlns:dr3d="urn:oasis:names:tc:opendocument:xmlns:dr3d:1.0" draw:type="non-primitive" svg:viewBox="0 0 225790 846712" draw:enhanced-path="M ?f0 ?f0 L ?f0 ?f2 ?f1 ?f2 N" draw:text-areas="?f7 ?f9 ?f8 ?f10">
              <draw:equation draw:name="f0" draw:formula="0"/>
              <draw:equation draw:name="f1" draw:formula="225790"/>
              <draw:equation draw:name="f2" draw:formula="846712"/>
              <draw:equation draw:name="f3" draw:formula="?f2 - ?f0"/>
              <draw:equation draw:name="f4" draw:formula="?f1 - ?f0"/>
              <draw:equation draw:name="f5" draw:formula="?f4 / 225790"/>
              <draw:equation draw:name="f6" draw:formula="?f3 / 846712"/>
              <draw:equation draw:name="f7" draw:formula="0 / ?f5"/>
              <draw:equation draw:name="f8" draw:formula="225790 / ?f5"/>
              <draw:equation draw:name="f9" draw:formula="0 / ?f6"/>
              <draw:equation draw:name="f10" draw:formula="846712 / ?f6"/>
            </draw:enhanced-geometry>
          </draw:custom-shape>
          <draw:custom-shape svg:x="9.3403in" svg:y="6.31943in" svg:width="1.11117in" svg:height="0.69448in" draw:id="id78" draw:style-name="a435" draw:name="Forma Livre: Forma 12">
            <svg:title/>
            <svg:desc/>
            <text:p text:style-name="a434" text:class-names="" text:cond-style-name=""><text:span text:style-name="a433" text:class-names="">Mostrar Status dos sensores</text:span></text:p>
            <draw:enhanced-geometry xmlns:dr3d="urn:oasis:names:tc:opendocument:xmlns:dr3d:1.0" draw:type="non-primitive" svg:viewBox="0 0 180632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06321"/>
              <draw:equation draw:name="f2" draw:formula="1128950"/>
              <draw:equation draw:name="f3" draw:formula="112895"/>
              <draw:equation draw:name="f4" draw:formula="50545"/>
              <draw:equation draw:name="f5" draw:formula="1693426"/>
              <draw:equation draw:name="f6" draw:formula="175577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180632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1693426 * ?f10"/>
              <draw:equation draw:name="f18" draw:formula="1806321 * ?f10"/>
              <draw:equation draw:name="f19" draw:formula="1016055 * ?f9"/>
              <draw:equation draw:name="f20" draw:formula="1128950 * ?f9"/>
              <draw:equation draw:name="f21" draw:formula="?f13 / 1806321"/>
              <draw:equation draw:name="f22" draw:formula="?f14 / 1128950"/>
              <draw:equation draw:name="f23" draw:formula="?f15 / 1806321"/>
              <draw:equation draw:name="f24" draw:formula="?f16 / 1128950"/>
              <draw:equation draw:name="f25" draw:formula="?f17 / 1806321"/>
              <draw:equation draw:name="f26" draw:formula="?f18 / 180632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0141in" svg:y="6.1458in" svg:width="0.1389in" svg:height="1.38896in" draw:id="id79" draw:style-name="a438" draw:name="Forma Livre: Forma 13">
            <svg:title/>
            <svg:desc/>
            <text:p text:style-name="a437" text:class-names="" text:cond-style-name=""><text:span text:style-name="a436" text:class-names=""/></text:p>
            <draw:enhanced-geometry xmlns:dr3d="urn:oasis:names:tc:opendocument:xmlns:dr3d:1.0" draw:type="non-primitive" svg:viewBox="0 0 225790 2257901" draw:enhanced-path="M ?f0 ?f0 L ?f0 ?f2 ?f1 ?f2 N" draw:text-areas="?f7 ?f9 ?f8 ?f10">
              <draw:equation draw:name="f0" draw:formula="0"/>
              <draw:equation draw:name="f1" draw:formula="225790"/>
              <draw:equation draw:name="f2" draw:formula="2257901"/>
              <draw:equation draw:name="f3" draw:formula="?f2 - ?f0"/>
              <draw:equation draw:name="f4" draw:formula="?f1 - ?f0"/>
              <draw:equation draw:name="f5" draw:formula="?f4 / 225790"/>
              <draw:equation draw:name="f6" draw:formula="?f3 / 2257901"/>
              <draw:equation draw:name="f7" draw:formula="0 / ?f5"/>
              <draw:equation draw:name="f8" draw:formula="225790 / ?f5"/>
              <draw:equation draw:name="f9" draw:formula="0 / ?f6"/>
              <draw:equation draw:name="f10" draw:formula="2257901 / ?f6"/>
            </draw:enhanced-geometry>
          </draw:custom-shape>
          <draw:custom-shape svg:x="9.3403in" svg:y="7.18753in" svg:width="1.11117in" svg:height="0.69448in" draw:id="id80" draw:style-name="a447" draw:name="Forma Livre: Forma 14">
            <svg:title/>
            <svg:desc/>
            <text:p text:style-name="a440" text:class-names="" text:cond-style-name=""><text:span text:style-name="a439" text:class-names="">Caixa de Areia</text:span></text:p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Mostrar capacidade de carga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Mostrar Dimensões da caixa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0632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06321"/>
              <draw:equation draw:name="f2" draw:formula="1128950"/>
              <draw:equation draw:name="f3" draw:formula="112895"/>
              <draw:equation draw:name="f4" draw:formula="50545"/>
              <draw:equation draw:name="f5" draw:formula="1693426"/>
              <draw:equation draw:name="f6" draw:formula="175577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180632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1693426 * ?f10"/>
              <draw:equation draw:name="f18" draw:formula="1806321 * ?f10"/>
              <draw:equation draw:name="f19" draw:formula="1016055 * ?f9"/>
              <draw:equation draw:name="f20" draw:formula="1128950 * ?f9"/>
              <draw:equation draw:name="f21" draw:formula="?f13 / 1806321"/>
              <draw:equation draw:name="f22" draw:formula="?f14 / 1128950"/>
              <draw:equation draw:name="f23" draw:formula="?f15 / 1806321"/>
              <draw:equation draw:name="f24" draw:formula="?f16 / 1128950"/>
              <draw:equation draw:name="f25" draw:formula="?f17 / 1806321"/>
              <draw:equation draw:name="f26" draw:formula="?f18 / 180632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0.79871in" svg:y="5.45133in" svg:width="1.38896in" svg:height="0.69448in" draw:id="id81" draw:style-name="a450" draw:name="Forma Livre: Forma 15">
            <svg:title/>
            <svg:desc/>
            <text:p text:style-name="a449" text:class-names="" text:cond-style-name=""><text:span text:style-name="a448" text:class-names="">Sobre</text:span></text:p>
            <draw:enhanced-geometry xmlns:dr3d="urn:oasis:names:tc:opendocument:xmlns:dr3d:1.0" draw:type="non-primitive" svg:viewBox="0 0 225790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257901"/>
              <draw:equation draw:name="f2" draw:formula="1128950"/>
              <draw:equation draw:name="f3" draw:formula="112895"/>
              <draw:equation draw:name="f4" draw:formula="50545"/>
              <draw:equation draw:name="f5" draw:formula="2145006"/>
              <draw:equation draw:name="f6" draw:formula="220735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225790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2145006 * ?f10"/>
              <draw:equation draw:name="f18" draw:formula="2257901 * ?f10"/>
              <draw:equation draw:name="f19" draw:formula="1016055 * ?f9"/>
              <draw:equation draw:name="f20" draw:formula="1128950 * ?f9"/>
              <draw:equation draw:name="f21" draw:formula="?f13 / 2257901"/>
              <draw:equation draw:name="f22" draw:formula="?f14 / 1128950"/>
              <draw:equation draw:name="f23" draw:formula="?f15 / 2257901"/>
              <draw:equation draw:name="f24" draw:formula="?f16 / 1128950"/>
              <draw:equation draw:name="f25" draw:formula="?f17 / 2257901"/>
              <draw:equation draw:name="f26" draw:formula="?f18 / 225790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0.93761in" svg:y="6.1458in" svg:width="0.1389in" svg:height="0.52086in" draw:id="id82" draw:style-name="a453" draw:name="Forma Livre: Forma 16">
            <svg:title/>
            <svg:desc/>
            <text:p text:style-name="a452" text:class-names="" text:cond-style-name=""><text:span text:style-name="a451" text:class-names=""/></text:p>
            <draw:enhanced-geometry xmlns:dr3d="urn:oasis:names:tc:opendocument:xmlns:dr3d:1.0" draw:type="non-primitive" svg:viewBox="0 0 225790 846712" draw:enhanced-path="M ?f0 ?f0 L ?f0 ?f2 ?f1 ?f2 N" draw:text-areas="?f7 ?f9 ?f8 ?f10">
              <draw:equation draw:name="f0" draw:formula="0"/>
              <draw:equation draw:name="f1" draw:formula="225790"/>
              <draw:equation draw:name="f2" draw:formula="846712"/>
              <draw:equation draw:name="f3" draw:formula="?f2 - ?f0"/>
              <draw:equation draw:name="f4" draw:formula="?f1 - ?f0"/>
              <draw:equation draw:name="f5" draw:formula="?f4 / 225790"/>
              <draw:equation draw:name="f6" draw:formula="?f3 / 846712"/>
              <draw:equation draw:name="f7" draw:formula="0 / ?f5"/>
              <draw:equation draw:name="f8" draw:formula="225790 / ?f5"/>
              <draw:equation draw:name="f9" draw:formula="0 / ?f6"/>
              <draw:equation draw:name="f10" draw:formula="846712 / ?f6"/>
            </draw:enhanced-geometry>
          </draw:custom-shape>
          <draw:custom-shape svg:x="11.07651in" svg:y="6.31943in" svg:width="1.11117in" svg:height="0.69448in" draw:id="id83" draw:style-name="a456" draw:name="Forma Livre: Forma 17">
            <svg:title/>
            <svg:desc/>
            <text:p text:style-name="a455" text:class-names="" text:cond-style-name=""><text:span text:style-name="a454" text:class-names="">Mostrar informações sobre o fabricante<text:s text:c="1"/></text:span></text:p>
            <draw:enhanced-geometry xmlns:dr3d="urn:oasis:names:tc:opendocument:xmlns:dr3d:1.0" draw:type="non-primitive" svg:viewBox="0 0 1806321 11289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06321"/>
              <draw:equation draw:name="f2" draw:formula="1128950"/>
              <draw:equation draw:name="f3" draw:formula="112895"/>
              <draw:equation draw:name="f4" draw:formula="50545"/>
              <draw:equation draw:name="f5" draw:formula="1693426"/>
              <draw:equation draw:name="f6" draw:formula="1755776"/>
              <draw:equation draw:name="f7" draw:formula="1016055"/>
              <draw:equation draw:name="f8" draw:formula="1078405"/>
              <draw:equation draw:name="f9" draw:formula="?f2 - ?f0"/>
              <draw:equation draw:name="f10" draw:formula="?f1 - ?f0"/>
              <draw:equation draw:name="f11" draw:formula="?f10 / 1806321"/>
              <draw:equation draw:name="f12" draw:formula="?f9 / 1128950"/>
              <draw:equation draw:name="f13" draw:formula="0 * ?f10"/>
              <draw:equation draw:name="f14" draw:formula="112895 * ?f9"/>
              <draw:equation draw:name="f15" draw:formula="112895 * ?f10"/>
              <draw:equation draw:name="f16" draw:formula="0 * ?f9"/>
              <draw:equation draw:name="f17" draw:formula="1693426 * ?f10"/>
              <draw:equation draw:name="f18" draw:formula="1806321 * ?f10"/>
              <draw:equation draw:name="f19" draw:formula="1016055 * ?f9"/>
              <draw:equation draw:name="f20" draw:formula="1128950 * ?f9"/>
              <draw:equation draw:name="f21" draw:formula="?f13 / 1806321"/>
              <draw:equation draw:name="f22" draw:formula="?f14 / 1128950"/>
              <draw:equation draw:name="f23" draw:formula="?f15 / 1806321"/>
              <draw:equation draw:name="f24" draw:formula="?f16 / 1128950"/>
              <draw:equation draw:name="f25" draw:formula="?f17 / 1806321"/>
              <draw:equation draw:name="f26" draw:formula="?f18 / 1806321"/>
              <draw:equation draw:name="f27" draw:formula="?f19 / 1128950"/>
              <draw:equation draw:name="f28" draw:formula="?f20 / 11289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4" draw:style-name="a457" draw:master-page-name="Master1-Layout1-title-Slide-de-Título" presentation:presentation-page-layout-name="Master1-PPL1" draw:id="Slide-259">
        <draw:g draw:name="Diagrama 3" draw:id="id84">
          <svg:title/>
          <svg:desc/>
          <draw:custom-shape svg:x="8.15689in" svg:y="4.6402in" svg:width="4.482in" svg:height="0.64847in" draw:id="id85" draw:style-name="a461" draw:name="Forma Livre: Forma 2">
            <svg:title/>
            <svg:desc/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Utilizado para movimentação no display, voltar a tela anterior e decrementar valor de uma variável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4149 728593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1054149"/>
              <draw:equation draw:name="f2" draw:formula="7285939"/>
              <draw:equation draw:name="f3" draw:formula="1214350"/>
              <draw:equation draw:name="f4" draw:formula="6071589"/>
              <draw:equation draw:name="f5" draw:formula="6742257"/>
              <draw:equation draw:name="f6" draw:formula="1042768"/>
              <draw:equation draw:name="f7" draw:formula="7285936"/>
              <draw:equation draw:name="f8" draw:formula="1028729"/>
              <draw:equation draw:name="f9" draw:formula="3"/>
              <draw:equation draw:name="f10" draw:formula="543682"/>
              <draw:equation draw:name="f11" draw:formula="?f2 - ?f0"/>
              <draw:equation draw:name="f12" draw:formula="?f1 - ?f0"/>
              <draw:equation draw:name="f13" draw:formula="?f12 / 1054149"/>
              <draw:equation draw:name="f14" draw:formula="?f11 / 7285939"/>
              <draw:equation draw:name="f15" draw:formula="175695 * ?f12"/>
              <draw:equation draw:name="f16" draw:formula="0 * ?f11"/>
              <draw:equation draw:name="f17" draw:formula="878454 * ?f12"/>
              <draw:equation draw:name="f18" draw:formula="1054149 * ?f12"/>
              <draw:equation draw:name="f19" draw:formula="175695 * ?f11"/>
              <draw:equation draw:name="f20" draw:formula="7285939 * ?f11"/>
              <draw:equation draw:name="f21" draw:formula="0 * ?f12"/>
              <draw:equation draw:name="f22" draw:formula="?f15 / 1054149"/>
              <draw:equation draw:name="f23" draw:formula="?f16 / 7285939"/>
              <draw:equation draw:name="f24" draw:formula="?f17 / 1054149"/>
              <draw:equation draw:name="f25" draw:formula="?f18 / 1054149"/>
              <draw:equation draw:name="f26" draw:formula="?f19 / 7285939"/>
              <draw:equation draw:name="f27" draw:formula="?f20 / 7285939"/>
              <draw:equation draw:name="f28" draw:formula="?f21 / 105414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5.63576in" svg:y="4.55915in" svg:width="2.52112in" svg:height="0.81058in" draw:id="id86" draw:style-name="a464" draw:name="Forma Livre: Forma 3">
            <svg:title/>
            <svg:desc/>
            <text:p text:style-name="a463" text:class-names="" text:cond-style-name=""><text:span text:style-name="a462" text:class-names="">Left<text:s text:c="1"/></text:span></text:p>
            <draw:enhanced-geometry xmlns:dr3d="urn:oasis:names:tc:opendocument:xmlns:dr3d:1.0" draw:type="non-primitive" svg:viewBox="0 0 4098340 13176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98340"/>
              <draw:equation draw:name="f2" draw:formula="1317686"/>
              <draw:equation draw:name="f3" draw:formula="219619"/>
              <draw:equation draw:name="f4" draw:formula="98327"/>
              <draw:equation draw:name="f5" draw:formula="3878721"/>
              <draw:equation draw:name="f6" draw:formula="4000013"/>
              <draw:equation draw:name="f7" draw:formula="1098067"/>
              <draw:equation draw:name="f8" draw:formula="1219359"/>
              <draw:equation draw:name="f9" draw:formula="?f2 - ?f0"/>
              <draw:equation draw:name="f10" draw:formula="?f1 - ?f0"/>
              <draw:equation draw:name="f11" draw:formula="?f10 / 4098340"/>
              <draw:equation draw:name="f12" draw:formula="?f9 / 1317686"/>
              <draw:equation draw:name="f13" draw:formula="0 * ?f10"/>
              <draw:equation draw:name="f14" draw:formula="219619 * ?f9"/>
              <draw:equation draw:name="f15" draw:formula="219619 * ?f10"/>
              <draw:equation draw:name="f16" draw:formula="0 * ?f9"/>
              <draw:equation draw:name="f17" draw:formula="3878721 * ?f10"/>
              <draw:equation draw:name="f18" draw:formula="4098340 * ?f10"/>
              <draw:equation draw:name="f19" draw:formula="1098067 * ?f9"/>
              <draw:equation draw:name="f20" draw:formula="1317686 * ?f9"/>
              <draw:equation draw:name="f21" draw:formula="?f13 / 4098340"/>
              <draw:equation draw:name="f22" draw:formula="?f14 / 1317686"/>
              <draw:equation draw:name="f23" draw:formula="?f15 / 4098340"/>
              <draw:equation draw:name="f24" draw:formula="?f16 / 1317686"/>
              <draw:equation draw:name="f25" draw:formula="?f17 / 4098340"/>
              <draw:equation draw:name="f26" draw:formula="?f18 / 4098340"/>
              <draw:equation draw:name="f27" draw:formula="?f19 / 1317686"/>
              <draw:equation draw:name="f28" draw:formula="?f20 / 1317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5689in" svg:y="5.49132in" svg:width="4.482in" svg:height="0.64847in" draw:id="id87" draw:style-name="a468" draw:name="Forma Livre: Forma 4">
            <svg:title/>
            <svg:desc/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5" text:class-names="">Utilizado para movimentação no display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4149 728593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1054149"/>
              <draw:equation draw:name="f2" draw:formula="7285939"/>
              <draw:equation draw:name="f3" draw:formula="1214350"/>
              <draw:equation draw:name="f4" draw:formula="6071589"/>
              <draw:equation draw:name="f5" draw:formula="6742257"/>
              <draw:equation draw:name="f6" draw:formula="1042768"/>
              <draw:equation draw:name="f7" draw:formula="7285936"/>
              <draw:equation draw:name="f8" draw:formula="1028729"/>
              <draw:equation draw:name="f9" draw:formula="3"/>
              <draw:equation draw:name="f10" draw:formula="543682"/>
              <draw:equation draw:name="f11" draw:formula="?f2 - ?f0"/>
              <draw:equation draw:name="f12" draw:formula="?f1 - ?f0"/>
              <draw:equation draw:name="f13" draw:formula="?f12 / 1054149"/>
              <draw:equation draw:name="f14" draw:formula="?f11 / 7285939"/>
              <draw:equation draw:name="f15" draw:formula="175695 * ?f12"/>
              <draw:equation draw:name="f16" draw:formula="0 * ?f11"/>
              <draw:equation draw:name="f17" draw:formula="878454 * ?f12"/>
              <draw:equation draw:name="f18" draw:formula="1054149 * ?f12"/>
              <draw:equation draw:name="f19" draw:formula="175695 * ?f11"/>
              <draw:equation draw:name="f20" draw:formula="7285939 * ?f11"/>
              <draw:equation draw:name="f21" draw:formula="0 * ?f12"/>
              <draw:equation draw:name="f22" draw:formula="?f15 / 1054149"/>
              <draw:equation draw:name="f23" draw:formula="?f16 / 7285939"/>
              <draw:equation draw:name="f24" draw:formula="?f17 / 1054149"/>
              <draw:equation draw:name="f25" draw:formula="?f18 / 1054149"/>
              <draw:equation draw:name="f26" draw:formula="?f19 / 7285939"/>
              <draw:equation draw:name="f27" draw:formula="?f20 / 7285939"/>
              <draw:equation draw:name="f28" draw:formula="?f21 / 105414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5.63576in" svg:y="5.41026in" svg:width="2.52112in" svg:height="0.81058in" draw:id="id88" draw:style-name="a472" draw:name="Forma Livre: Forma 5">
            <svg:title/>
            <svg:desc/>
            <text:p text:style-name="a471" text:class-names="" text:cond-style-name=""><text:span text:style-name="a469" text:class-names="">Up</text:span><text:span text:style-name="a470" text:class-names=""/></text:p>
            <draw:enhanced-geometry xmlns:dr3d="urn:oasis:names:tc:opendocument:xmlns:dr3d:1.0" draw:type="non-primitive" svg:viewBox="0 0 4098340 13176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98340"/>
              <draw:equation draw:name="f2" draw:formula="1317686"/>
              <draw:equation draw:name="f3" draw:formula="219619"/>
              <draw:equation draw:name="f4" draw:formula="98327"/>
              <draw:equation draw:name="f5" draw:formula="3878721"/>
              <draw:equation draw:name="f6" draw:formula="4000013"/>
              <draw:equation draw:name="f7" draw:formula="1098067"/>
              <draw:equation draw:name="f8" draw:formula="1219359"/>
              <draw:equation draw:name="f9" draw:formula="?f2 - ?f0"/>
              <draw:equation draw:name="f10" draw:formula="?f1 - ?f0"/>
              <draw:equation draw:name="f11" draw:formula="?f10 / 4098340"/>
              <draw:equation draw:name="f12" draw:formula="?f9 / 1317686"/>
              <draw:equation draw:name="f13" draw:formula="0 * ?f10"/>
              <draw:equation draw:name="f14" draw:formula="219619 * ?f9"/>
              <draw:equation draw:name="f15" draw:formula="219619 * ?f10"/>
              <draw:equation draw:name="f16" draw:formula="0 * ?f9"/>
              <draw:equation draw:name="f17" draw:formula="3878721 * ?f10"/>
              <draw:equation draw:name="f18" draw:formula="4098340 * ?f10"/>
              <draw:equation draw:name="f19" draw:formula="1098067 * ?f9"/>
              <draw:equation draw:name="f20" draw:formula="1317686 * ?f9"/>
              <draw:equation draw:name="f21" draw:formula="?f13 / 4098340"/>
              <draw:equation draw:name="f22" draw:formula="?f14 / 1317686"/>
              <draw:equation draw:name="f23" draw:formula="?f15 / 4098340"/>
              <draw:equation draw:name="f24" draw:formula="?f16 / 1317686"/>
              <draw:equation draw:name="f25" draw:formula="?f17 / 4098340"/>
              <draw:equation draw:name="f26" draw:formula="?f18 / 4098340"/>
              <draw:equation draw:name="f27" draw:formula="?f19 / 1317686"/>
              <draw:equation draw:name="f28" draw:formula="?f20 / 1317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5689in" svg:y="6.34243in" svg:width="4.482in" svg:height="0.64847in" draw:id="id89" draw:style-name="a476" draw:name="Forma Livre: Forma 6">
            <svg:title/>
            <svg:desc/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Utilizado para movimentação no display, voltar a tela anterior e incrementar valor de uma variável.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4149 728593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1054149"/>
              <draw:equation draw:name="f2" draw:formula="7285939"/>
              <draw:equation draw:name="f3" draw:formula="1214350"/>
              <draw:equation draw:name="f4" draw:formula="6071589"/>
              <draw:equation draw:name="f5" draw:formula="6742257"/>
              <draw:equation draw:name="f6" draw:formula="1042768"/>
              <draw:equation draw:name="f7" draw:formula="7285936"/>
              <draw:equation draw:name="f8" draw:formula="1028729"/>
              <draw:equation draw:name="f9" draw:formula="3"/>
              <draw:equation draw:name="f10" draw:formula="543682"/>
              <draw:equation draw:name="f11" draw:formula="?f2 - ?f0"/>
              <draw:equation draw:name="f12" draw:formula="?f1 - ?f0"/>
              <draw:equation draw:name="f13" draw:formula="?f12 / 1054149"/>
              <draw:equation draw:name="f14" draw:formula="?f11 / 7285939"/>
              <draw:equation draw:name="f15" draw:formula="175695 * ?f12"/>
              <draw:equation draw:name="f16" draw:formula="0 * ?f11"/>
              <draw:equation draw:name="f17" draw:formula="878454 * ?f12"/>
              <draw:equation draw:name="f18" draw:formula="1054149 * ?f12"/>
              <draw:equation draw:name="f19" draw:formula="175695 * ?f11"/>
              <draw:equation draw:name="f20" draw:formula="7285939 * ?f11"/>
              <draw:equation draw:name="f21" draw:formula="0 * ?f12"/>
              <draw:equation draw:name="f22" draw:formula="?f15 / 1054149"/>
              <draw:equation draw:name="f23" draw:formula="?f16 / 7285939"/>
              <draw:equation draw:name="f24" draw:formula="?f17 / 1054149"/>
              <draw:equation draw:name="f25" draw:formula="?f18 / 1054149"/>
              <draw:equation draw:name="f26" draw:formula="?f19 / 7285939"/>
              <draw:equation draw:name="f27" draw:formula="?f20 / 7285939"/>
              <draw:equation draw:name="f28" draw:formula="?f21 / 105414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5.63576in" svg:y="6.26137in" svg:width="2.52112in" svg:height="0.81058in" draw:id="id90" draw:style-name="a479" draw:name="Forma Livre: Forma 7">
            <svg:title/>
            <svg:desc/>
            <text:p text:style-name="a478" text:class-names="" text:cond-style-name=""><text:span text:style-name="a477" text:class-names="">Right</text:span></text:p>
            <draw:enhanced-geometry xmlns:dr3d="urn:oasis:names:tc:opendocument:xmlns:dr3d:1.0" draw:type="non-primitive" svg:viewBox="0 0 4098340 13176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98340"/>
              <draw:equation draw:name="f2" draw:formula="1317686"/>
              <draw:equation draw:name="f3" draw:formula="219619"/>
              <draw:equation draw:name="f4" draw:formula="98327"/>
              <draw:equation draw:name="f5" draw:formula="3878721"/>
              <draw:equation draw:name="f6" draw:formula="4000013"/>
              <draw:equation draw:name="f7" draw:formula="1098067"/>
              <draw:equation draw:name="f8" draw:formula="1219359"/>
              <draw:equation draw:name="f9" draw:formula="?f2 - ?f0"/>
              <draw:equation draw:name="f10" draw:formula="?f1 - ?f0"/>
              <draw:equation draw:name="f11" draw:formula="?f10 / 4098340"/>
              <draw:equation draw:name="f12" draw:formula="?f9 / 1317686"/>
              <draw:equation draw:name="f13" draw:formula="0 * ?f10"/>
              <draw:equation draw:name="f14" draw:formula="219619 * ?f9"/>
              <draw:equation draw:name="f15" draw:formula="219619 * ?f10"/>
              <draw:equation draw:name="f16" draw:formula="0 * ?f9"/>
              <draw:equation draw:name="f17" draw:formula="3878721 * ?f10"/>
              <draw:equation draw:name="f18" draw:formula="4098340 * ?f10"/>
              <draw:equation draw:name="f19" draw:formula="1098067 * ?f9"/>
              <draw:equation draw:name="f20" draw:formula="1317686 * ?f9"/>
              <draw:equation draw:name="f21" draw:formula="?f13 / 4098340"/>
              <draw:equation draw:name="f22" draw:formula="?f14 / 1317686"/>
              <draw:equation draw:name="f23" draw:formula="?f15 / 4098340"/>
              <draw:equation draw:name="f24" draw:formula="?f16 / 1317686"/>
              <draw:equation draw:name="f25" draw:formula="?f17 / 4098340"/>
              <draw:equation draw:name="f26" draw:formula="?f18 / 4098340"/>
              <draw:equation draw:name="f27" draw:formula="?f19 / 1317686"/>
              <draw:equation draw:name="f28" draw:formula="?f20 / 1317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5689in" svg:y="7.19355in" svg:width="4.482in" svg:height="0.64847in" draw:id="id91" draw:style-name="a483" draw:name="Forma Livre: Forma 8">
            <svg:title/>
            <svg:desc/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Utilizado para movimentação no display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4149 728593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1054149"/>
              <draw:equation draw:name="f2" draw:formula="7285939"/>
              <draw:equation draw:name="f3" draw:formula="1214350"/>
              <draw:equation draw:name="f4" draw:formula="6071589"/>
              <draw:equation draw:name="f5" draw:formula="6742257"/>
              <draw:equation draw:name="f6" draw:formula="1042768"/>
              <draw:equation draw:name="f7" draw:formula="7285936"/>
              <draw:equation draw:name="f8" draw:formula="1028729"/>
              <draw:equation draw:name="f9" draw:formula="3"/>
              <draw:equation draw:name="f10" draw:formula="543682"/>
              <draw:equation draw:name="f11" draw:formula="?f2 - ?f0"/>
              <draw:equation draw:name="f12" draw:formula="?f1 - ?f0"/>
              <draw:equation draw:name="f13" draw:formula="?f12 / 1054149"/>
              <draw:equation draw:name="f14" draw:formula="?f11 / 7285939"/>
              <draw:equation draw:name="f15" draw:formula="175695 * ?f12"/>
              <draw:equation draw:name="f16" draw:formula="0 * ?f11"/>
              <draw:equation draw:name="f17" draw:formula="878454 * ?f12"/>
              <draw:equation draw:name="f18" draw:formula="1054149 * ?f12"/>
              <draw:equation draw:name="f19" draw:formula="175695 * ?f11"/>
              <draw:equation draw:name="f20" draw:formula="7285939 * ?f11"/>
              <draw:equation draw:name="f21" draw:formula="0 * ?f12"/>
              <draw:equation draw:name="f22" draw:formula="?f15 / 1054149"/>
              <draw:equation draw:name="f23" draw:formula="?f16 / 7285939"/>
              <draw:equation draw:name="f24" draw:formula="?f17 / 1054149"/>
              <draw:equation draw:name="f25" draw:formula="?f18 / 1054149"/>
              <draw:equation draw:name="f26" draw:formula="?f19 / 7285939"/>
              <draw:equation draw:name="f27" draw:formula="?f20 / 7285939"/>
              <draw:equation draw:name="f28" draw:formula="?f21 / 105414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5.63576in" svg:y="7.11249in" svg:width="2.52112in" svg:height="0.81058in" draw:id="id92" draw:style-name="a486" draw:name="Forma Livre: Forma 9">
            <svg:title/>
            <svg:desc/>
            <text:p text:style-name="a485" text:class-names="" text:cond-style-name=""><text:span text:style-name="a484" text:class-names="">Down</text:span></text:p>
            <draw:enhanced-geometry xmlns:dr3d="urn:oasis:names:tc:opendocument:xmlns:dr3d:1.0" draw:type="non-primitive" svg:viewBox="0 0 4098340 13176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98340"/>
              <draw:equation draw:name="f2" draw:formula="1317686"/>
              <draw:equation draw:name="f3" draw:formula="219619"/>
              <draw:equation draw:name="f4" draw:formula="98327"/>
              <draw:equation draw:name="f5" draw:formula="3878721"/>
              <draw:equation draw:name="f6" draw:formula="4000013"/>
              <draw:equation draw:name="f7" draw:formula="1098067"/>
              <draw:equation draw:name="f8" draw:formula="1219359"/>
              <draw:equation draw:name="f9" draw:formula="?f2 - ?f0"/>
              <draw:equation draw:name="f10" draw:formula="?f1 - ?f0"/>
              <draw:equation draw:name="f11" draw:formula="?f10 / 4098340"/>
              <draw:equation draw:name="f12" draw:formula="?f9 / 1317686"/>
              <draw:equation draw:name="f13" draw:formula="0 * ?f10"/>
              <draw:equation draw:name="f14" draw:formula="219619 * ?f9"/>
              <draw:equation draw:name="f15" draw:formula="219619 * ?f10"/>
              <draw:equation draw:name="f16" draw:formula="0 * ?f9"/>
              <draw:equation draw:name="f17" draw:formula="3878721 * ?f10"/>
              <draw:equation draw:name="f18" draw:formula="4098340 * ?f10"/>
              <draw:equation draw:name="f19" draw:formula="1098067 * ?f9"/>
              <draw:equation draw:name="f20" draw:formula="1317686 * ?f9"/>
              <draw:equation draw:name="f21" draw:formula="?f13 / 4098340"/>
              <draw:equation draw:name="f22" draw:formula="?f14 / 1317686"/>
              <draw:equation draw:name="f23" draw:formula="?f15 / 4098340"/>
              <draw:equation draw:name="f24" draw:formula="?f16 / 1317686"/>
              <draw:equation draw:name="f25" draw:formula="?f17 / 4098340"/>
              <draw:equation draw:name="f26" draw:formula="?f18 / 4098340"/>
              <draw:equation draw:name="f27" draw:formula="?f19 / 1317686"/>
              <draw:equation draw:name="f28" draw:formula="?f20 / 1317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8.15689in" svg:y="8.04466in" svg:width="4.482in" svg:height="0.64847in" draw:id="id93" draw:style-name="a490" draw:name="Forma Livre: Forma 10">
            <svg:title/>
            <svg:desc/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Utilizado para acessar uma tela, confirmar uma ação/alteração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054149 7285939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1054149"/>
              <draw:equation draw:name="f2" draw:formula="7285939"/>
              <draw:equation draw:name="f3" draw:formula="1214350"/>
              <draw:equation draw:name="f4" draw:formula="6071589"/>
              <draw:equation draw:name="f5" draw:formula="6742257"/>
              <draw:equation draw:name="f6" draw:formula="1042768"/>
              <draw:equation draw:name="f7" draw:formula="7285936"/>
              <draw:equation draw:name="f8" draw:formula="1028729"/>
              <draw:equation draw:name="f9" draw:formula="3"/>
              <draw:equation draw:name="f10" draw:formula="543682"/>
              <draw:equation draw:name="f11" draw:formula="?f2 - ?f0"/>
              <draw:equation draw:name="f12" draw:formula="?f1 - ?f0"/>
              <draw:equation draw:name="f13" draw:formula="?f12 / 1054149"/>
              <draw:equation draw:name="f14" draw:formula="?f11 / 7285939"/>
              <draw:equation draw:name="f15" draw:formula="175695 * ?f12"/>
              <draw:equation draw:name="f16" draw:formula="0 * ?f11"/>
              <draw:equation draw:name="f17" draw:formula="878454 * ?f12"/>
              <draw:equation draw:name="f18" draw:formula="1054149 * ?f12"/>
              <draw:equation draw:name="f19" draw:formula="175695 * ?f11"/>
              <draw:equation draw:name="f20" draw:formula="7285939 * ?f11"/>
              <draw:equation draw:name="f21" draw:formula="0 * ?f12"/>
              <draw:equation draw:name="f22" draw:formula="?f15 / 1054149"/>
              <draw:equation draw:name="f23" draw:formula="?f16 / 7285939"/>
              <draw:equation draw:name="f24" draw:formula="?f17 / 1054149"/>
              <draw:equation draw:name="f25" draw:formula="?f18 / 1054149"/>
              <draw:equation draw:name="f26" draw:formula="?f19 / 7285939"/>
              <draw:equation draw:name="f27" draw:formula="?f20 / 7285939"/>
              <draw:equation draw:name="f28" draw:formula="?f21 / 1054149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5.63576in" svg:y="7.9636in" svg:width="2.52112in" svg:height="0.81058in" draw:id="id94" draw:style-name="a493" draw:name="Forma Livre: Forma 11">
            <svg:title/>
            <svg:desc/>
            <text:p text:style-name="a492" text:class-names="" text:cond-style-name=""><text:span text:style-name="a491" text:class-names="">Enter</text:span></text:p>
            <draw:enhanced-geometry xmlns:dr3d="urn:oasis:names:tc:opendocument:xmlns:dr3d:1.0" draw:type="non-primitive" svg:viewBox="0 0 4098340 1317686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4098340"/>
              <draw:equation draw:name="f2" draw:formula="1317686"/>
              <draw:equation draw:name="f3" draw:formula="219619"/>
              <draw:equation draw:name="f4" draw:formula="98327"/>
              <draw:equation draw:name="f5" draw:formula="3878721"/>
              <draw:equation draw:name="f6" draw:formula="4000013"/>
              <draw:equation draw:name="f7" draw:formula="1098067"/>
              <draw:equation draw:name="f8" draw:formula="1219359"/>
              <draw:equation draw:name="f9" draw:formula="?f2 - ?f0"/>
              <draw:equation draw:name="f10" draw:formula="?f1 - ?f0"/>
              <draw:equation draw:name="f11" draw:formula="?f10 / 4098340"/>
              <draw:equation draw:name="f12" draw:formula="?f9 / 1317686"/>
              <draw:equation draw:name="f13" draw:formula="0 * ?f10"/>
              <draw:equation draw:name="f14" draw:formula="219619 * ?f9"/>
              <draw:equation draw:name="f15" draw:formula="219619 * ?f10"/>
              <draw:equation draw:name="f16" draw:formula="0 * ?f9"/>
              <draw:equation draw:name="f17" draw:formula="3878721 * ?f10"/>
              <draw:equation draw:name="f18" draw:formula="4098340 * ?f10"/>
              <draw:equation draw:name="f19" draw:formula="1098067 * ?f9"/>
              <draw:equation draw:name="f20" draw:formula="1317686 * ?f9"/>
              <draw:equation draw:name="f21" draw:formula="?f13 / 4098340"/>
              <draw:equation draw:name="f22" draw:formula="?f14 / 1317686"/>
              <draw:equation draw:name="f23" draw:formula="?f15 / 4098340"/>
              <draw:equation draw:name="f24" draw:formula="?f16 / 1317686"/>
              <draw:equation draw:name="f25" draw:formula="?f17 / 4098340"/>
              <draw:equation draw:name="f26" draw:formula="?f18 / 4098340"/>
              <draw:equation draw:name="f27" draw:formula="?f19 / 1317686"/>
              <draw:equation draw:name="f28" draw:formula="?f20 / 1317686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5" draw:style-name="a494" draw:master-page-name="Master1-Layout7-blank-Em-Branco" presentation:presentation-page-layout-name="Master1-PPL7" draw:id="Slide-260">
        <draw:g draw:name="Agrupar 35" draw:id="id95">
          <svg:title/>
          <svg:desc/>
          <draw:custom-shape svg:x="0.97953in" svg:y="5.84789in" svg:width="4.09389in" svg:height="1.63756in" draw:id="id96" draw:style-name="a503" draw:name="Retângulo 7">
            <svg:title/>
            <svg:desc/>
            <text:p text:style-name="a496" text:class-names="" text:cond-style-name=""><text:span text:style-name="a495" text:class-names="">1.Home</text:span></text:p>
            <text:p text:style-name="a498" text:class-names="" text:cond-style-name=""><text:span text:style-name="a497" text:class-names="">2. Configurações</text:span></text:p>
            <text:p text:style-name="a500" text:class-names="" text:cond-style-name=""><text:span text:style-name="a499" text:class-names="">3. Monitoramento</text:span></text:p>
            <text:p text:style-name="a502" text:class-names="" text:cond-style-name=""><text:span text:style-name="a501" text:class-names="">4. Sobre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Agrupar 14" draw:id="id97">
            <svg:title/>
            <svg:desc/>
            <draw:custom-shape svg:x="6.84194in" svg:y="2.20302in" svg:width="4.09389in" svg:height="0.40939in" draw:id="id102" draw:style-name="a527" draw:name="Retângulo 8">
              <svg:title/>
              <svg:desc/>
              <text:p text:style-name="a526" text:class-names="" text:cond-style-name=""><text:span text:style-name="a525" text:class-names="">Mostra Relógio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4194in" svg:y="3.81415in" svg:width="4.09389in" svg:height="1.63756in" draw:id="id103" draw:style-name="a540" draw:name="Retângulo 9">
              <svg:title/>
              <svg:desc/>
              <text:list text:style-name="a530">
                <text:list-item>
                  <text:p text:style-name="a529" text:class-names="" text:cond-style-name=""><text:span text:style-name="a528" text:class-names="">Sprays</text:span></text:p>
                </text:list-item>
              </text:list>
              <text:list text:style-name="a535">
                <text:list-item>
                  <text:p text:style-name="a534" text:class-names="" text:cond-style-name=""><text:span text:style-name="a531" text:class-names="">Velocidade<text:s text:c="1"/></text:span><text:span text:style-name="a532" text:class-names="">Motores</text:span><text:span text:style-name="a533" text:class-names=""/></text:p>
                </text:list-item>
              </text:list>
              <text:list text:style-name="a539">
                <text:list-item>
                  <text:p text:style-name="a538" text:class-names="" text:cond-style-name=""><text:span text:style-name="a536" text:class-names="">Hora Relógio</text:span><text:span text:style-name="a537" text:class-names=""/></text:p>
                </text:list-item>
              </text:list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4194in" svg:y="6.65346in" svg:width="4.09389in" svg:height="1.63756in" draw:id="id104" draw:style-name="a549" draw:name="Retângulo 10">
              <svg:title/>
              <svg:desc/>
              <text:p text:style-name="a542" text:class-names="" text:cond-style-name=""><text:span text:style-name="a541" text:class-names="">Motor Tambor....: <text:s text:c="2"/>90%</text:span></text:p>
              <text:p text:style-name="a544" text:class-names="" text:cond-style-name=""><text:span text:style-name="a543" text:class-names="">Motor Comporta: <text:s text:c="2"/>90%</text:span></text:p>
              <text:p text:style-name="a546" text:class-names="" text:cond-style-name=""><text:span text:style-name="a545" text:class-names="">Sprays...........: 000/000</text:span></text:p>
              <text:p text:style-name="a548" text:class-names="" text:cond-style-name=""><text:span text:style-name="a547" text:class-names="">Limpezas......: 00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4194in" svg:y="9.49276in" svg:width="4.09389in" svg:height="1.63756in" draw:id="id105" draw:style-name="a552" draw:name="Retângulo 12">
              <svg:title/>
              <svg:desc/>
              <text:p text:style-name="a551" text:class-names="" text:cond-style-name=""><text:span text:style-name="a550" text:class-names="">Desenvolvedor: Nome<text:line-break/>Dimensoes da caixa:<text:line-break/>Capacidade de Carga:<text:line-break/>Período de limpeza: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Agrupar 20" draw:id="id98">
            <svg:title/>
            <svg:desc/>
            <draw:custom-shape svg:x="12.70436in" svg:y="2.20302in" svg:width="4.09389in" svg:height="0.81878in" draw:id="id99" draw:style-name="a508" draw:name="Retângulo 13">
              <svg:title/>
              <svg:desc/>
              <text:p text:style-name="a505" text:class-names="" text:cond-style-name=""><text:span text:style-name="a504" text:class-names="">Capacidade:</text:span></text:p>
              <text:p text:style-name="a507" text:class-names="" text:cond-style-name=""><text:span text:style-name="a506" text:class-names="">Utilizado: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2.70436in" svg:y="5.64319in" svg:width="4.09389in" svg:height="1.22817in" draw:id="id100" draw:style-name="a515" draw:name="Retângulo 15">
              <svg:title/>
              <svg:desc/>
              <text:p text:style-name="a510" text:class-names="" text:cond-style-name=""><text:span text:style-name="a509" text:class-names="">--VELOCIDADES--</text:span></text:p>
              <text:p text:style-name="a512" text:class-names="" text:cond-style-name=""><text:span text:style-name="a511" text:class-names="">Motor Tambor:</text:span></text:p>
              <text:p text:style-name="a514" text:class-names="" text:cond-style-name=""><text:span text:style-name="a513" text:class-names="">Motor Comporta: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2.70436in" svg:y="9.49276in" svg:width="4.09389in" svg:height="1.63756in" draw:id="id101" draw:style-name="a524" draw:name="Retângulo 17">
              <svg:title/>
              <svg:desc/>
              <text:p text:style-name="a517" text:class-names="" text:cond-style-name=""><text:span text:style-name="a516" text:class-names="">--VELOCIDADES--</text:span></text:p>
              <text:p text:style-name="a519" text:class-names="" text:cond-style-name=""><text:span text:style-name="a518" text:class-names="">Hora:</text:span></text:p>
              <text:p text:style-name="a521" text:class-names="" text:cond-style-name=""><text:span text:style-name="a520" text:class-names="">Minuto</text:span></text:p>
              <text:p text:style-name="a523" text:class-names="" text:cond-style-name=""><text:span text:style-name="a522" text:class-names="">Segundo: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33333in" svg:y="2.1821in" svg:width="15.11111in" svg:height="4.64198in"/>
      <presentation:placeholder presentation:object="subtitle" svg:x="2.22222in" svg:y="7.00309in" svg:width="13.33333in" svg:height="3.21913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2" style:display-name="Título e Conteúdo">
      <presentation:placeholder presentation:object="title" svg:x="1.22222in" svg:y="0.70988in" svg:width="15.33333in" svg:height="2.57716in"/>
      <presentation:placeholder presentation:object="object" svg:x="1.22222in" svg:y="3.54938in" svg:width="15.33333in" svg:height="8.45988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3" style:display-name="Cabeçalho da Seção">
      <presentation:placeholder presentation:object="title" svg:x="1.21296in" svg:y="3.32408in" svg:width="15.33333in" svg:height="5.54629in"/>
      <presentation:placeholder presentation:object="outline" svg:x="1.21296in" svg:y="8.92284in" svg:width="15.33333in" svg:height="2.91667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4" style:display-name="Duas Partes de Conteúdo">
      <presentation:placeholder presentation:object="title" svg:x="1.22222in" svg:y="0.70988in" svg:width="15.33333in" svg:height="2.57716in"/>
      <presentation:placeholder presentation:object="object" svg:x="1.22222in" svg:y="3.54938in" svg:width="7.55556in" svg:height="8.45988in"/>
      <presentation:placeholder presentation:object="object" svg:x="9in" svg:y="3.54938in" svg:width="7.55556in" svg:height="8.45988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5" style:display-name="Comparação">
      <presentation:placeholder presentation:object="title" svg:x="1.22454in" svg:y="0.70988in" svg:width="15.33333in" svg:height="2.57716in"/>
      <presentation:placeholder presentation:object="outline" svg:x="1.22454in" svg:y="3.26852in" svg:width="7.52083in" svg:height="1.60185in"/>
      <presentation:placeholder presentation:object="object" svg:x="1.22454in" svg:y="4.87037in" svg:width="7.52083in" svg:height="7.16358in"/>
      <presentation:placeholder presentation:object="outline" svg:x="9in" svg:y="3.26852in" svg:width="7.55787in" svg:height="1.60185in"/>
      <presentation:placeholder presentation:object="object" svg:x="9in" svg:y="4.87037in" svg:width="7.55787in" svg:height="7.16358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6" style:display-name="Somente Título">
      <presentation:placeholder presentation:object="title" svg:x="1.22222in" svg:y="0.70988in" svg:width="15.33333in" svg:height="2.57716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7" style:display-name="Em Branco"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8" style:display-name="Conteúdo com Legenda">
      <presentation:placeholder presentation:object="title" svg:x="1.22454in" svg:y="0.88889in" svg:width="5.7338in" svg:height="3.11111in"/>
      <presentation:placeholder presentation:object="object" svg:x="7.55787in" svg:y="1.91976in" svg:width="9in" svg:height="9.47531in"/>
      <presentation:placeholder presentation:object="outline" svg:x="1.22454in" svg:y="4in" svg:width="5.7338in" svg:height="7.41049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9" style:display-name="Imagem com Legenda">
      <presentation:placeholder presentation:object="title" svg:x="1.22454in" svg:y="0.88889in" svg:width="5.7338in" svg:height="3.11111in"/>
      <presentation:placeholder presentation:object="graphic" svg:x="7.55787in" svg:y="1.91976in" svg:width="9in" svg:height="9.47531in"/>
      <presentation:placeholder presentation:object="outline" svg:x="1.22454in" svg:y="4in" svg:width="5.7338in" svg:height="7.41049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10" style:display-name="Título e Texto Vertical">
      <presentation:placeholder presentation:object="title" svg:x="1.22222in" svg:y="0.70988in" svg:width="15.33333in" svg:height="2.57716in"/>
      <presentation:placeholder presentation:object="outline" svg:x="1.22222in" svg:y="3.54938in" svg:width="15.33333in" svg:height="8.45988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presentation-page-layout style:name="Master1-PPL11" style:display-name="Texto e Título Vertical">
      <presentation:placeholder presentation:object="title" svg:x="12.72222in" svg:y="0.70988in" svg:width="3.83333in" svg:height="11.29938in"/>
      <presentation:placeholder presentation:object="outline" svg:x="1.22222in" svg:y="0.70988in" svg:width="11.27778in" svg:height="11.29938in"/>
      <presentation:placeholder presentation:object="date-time" svg:x="1.22222in" svg:y="12.35803in" svg:width="4in" svg:height="0.70988in"/>
      <presentation:placeholder presentation:object="footer" svg:x="5.88889in" svg:y="12.35803in" svg:width="6in" svg:height="0.70988in"/>
      <presentation:placeholder presentation:object="page-number" svg:x="12.55556in" svg:y="12.35803in" svg:width="4in" svg:height="0.7098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7.77778in" fo:page-height="13.33333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9014in" style:font-size-asian="0.79014in" style:font-size-complex="0.79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9014in" style:font-size-asian="0.79014in" style:font-size-complex="0.79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9014in" style:font-size-asian="0.79014in" style:font-size-complex="0.79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5in" style:font-size-asian="0.395in" style:font-size-complex="0.39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.7778in" fo:margin-left="0in" fo:margin-right="0in" fo:text-indent="0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48153in" style:font-size-asian="1.48153in" style:font-size-complex="1.48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48153in" style:font-size-asian="1.48153in" style:font-size-complex="1.48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.7778in" fo:margin-left="0in" fo:margin-right="0in" fo:text-indent="0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9014in" style:font-size-asian="0.79014in" style:font-size-complex="0.79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9014in" style:font-size-asian="0.79014in" style:font-size-complex="0.79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9014in" style:font-size-asian="0.79014in" style:font-size-complex="0.7901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9014in" style:font-size-asian="0.79014in" style:font-size-complex="0.790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.7778in" fo:margin-left="0in" fo:margin-right="0in" fo:text-indent="0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5in" style:font-size-asian="0.395in" style:font-size-complex="0.39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.7778in" fo:margin-left="0in" fo:margin-right="0in" fo:text-indent="0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.7778in" fo:margin-left="0in" fo:margin-right="0in" fo:text-indent="0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48153in" style:font-size-asian="1.48153in" style:font-size-complex="1.4815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48153in" style:font-size-asian="1.48153in" style:font-size-complex="1.4815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.7778in" fo:margin-left="0in" fo:margin-right="0in" fo:text-indent="0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1.08639in" style:font-size-asian="1.08639in" style:font-size-complex="1.08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777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.7778in" fo:margin-left="3.1111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9139in" style:font-size-asian="0.69139in" style:font-size-complex="0.6913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.7778in" fo:margin-left="0.44445in" fo:margin-right="0in" fo:text-indent="-0.44445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.7778in" fo:margin-left="4.0000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1.7778in" fo:margin-left="1.3333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9264in" style:font-size-asian="0.59264in" style:font-size-complex="0.5926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9389in" style:font-size-asian="0.49389in" style:font-size-complex="0.493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.7778in" fo:margin-left="2.22225in" fo:margin-right="0in" fo:text-indent="-0.44445in" fo:margin-top="0.1236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.7778in" fo:margin-left="0in" fo:margin-right="0in" fo:text-indent="0in" fo:margin-top="0.2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3335in"/>
      </text:list-level-style-number>
      <text:list-level-style-number text:level="3" style:num-format="">
        <style:list-level-properties text:space-before="2.22225in"/>
      </text:list-level-style-number>
      <text:list-level-style-number text:level="4" style:num-format="">
        <style:list-level-properties text:space-before="3.11115in"/>
      </text:list-level-style-number>
      <text:list-level-style-number text:level="5" style:num-format="">
        <style:list-level-properties text:space-before="4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3335in"/>
      </text:list-level-style-number>
      <text:list-level-style-number text:level="3" style:num-format="">
        <style:list-level-properties text:space-before="2.22225in"/>
      </text:list-level-style-number>
      <text:list-level-style-number text:level="4" style:num-format="">
        <style:list-level-properties text:space-before="3.11115in"/>
      </text:list-level-style-number>
      <text:list-level-style-number text:level="5" style:num-format="">
        <style:list-level-properties text:space-before="4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3335in"/>
      </text:list-level-style-number>
      <text:list-level-style-number text:level="3" style:num-format="">
        <style:list-level-properties text:space-before="2.22225in"/>
      </text:list-level-style-number>
      <text:list-level-style-number text:level="4" style:num-format="">
        <style:list-level-properties text:space-before="3.11115in"/>
      </text:list-level-style-number>
      <text:list-level-style-number text:level="5" style:num-format="">
        <style:list-level-properties text:space-before="4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4444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8889in" text:min-label-width="0.4444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7778in" text:min-label-width="0.4444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.6667in" text:min-label-width="0.4444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3.5556in" text:min-label-width="0.4444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555in" text:min-label-width="0.4444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555in" text:min-label-width="0.4444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555in" text:min-label-width="0.4444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555in" text:min-label-width="0.4444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3335in"/>
      </text:list-level-style-number>
      <text:list-level-style-number text:level="3" style:num-format="">
        <style:list-level-properties text:space-before="2.22225in"/>
      </text:list-level-style-number>
      <text:list-level-style-number text:level="4" style:num-format="">
        <style:list-level-properties text:space-before="3.11115in"/>
      </text:list-level-style-number>
      <text:list-level-style-number text:level="5" style:num-format="">
        <style:list-level-properties text:space-before="4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33335in"/>
      </text:list-level-style-number>
      <text:list-level-style-number text:level="3" style:num-format="">
        <style:list-level-properties text:space-before="2.22225in"/>
      </text:list-level-style-number>
      <text:list-level-style-number text:level="4" style:num-format="">
        <style:list-level-properties text:space-before="3.11115in"/>
      </text:list-level-style-number>
      <text:list-level-style-number text:level="5" style:num-format="">
        <style:list-level-properties text:space-before="4.0000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Title Placeholder 1" svg:x="1.22222in" svg:y="0.70988in" svg:width="15.33333in" svg:height="2.57716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Text Placeholder 2" svg:x="1.22222in" svg:y="3.54938in" svg:width="15.33333in" svg:height="8.459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22222in" svg:y="12.35803in" svg:width="4in" svg:height="0.7098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5/2024</text:date></text:span></text:p>
        </draw:text-box>
        <svg:title/>
        <svg:desc/>
      </draw:frame>
      <draw:frame draw:id="id3" presentation:style-name="a28" draw:name="Footer Placeholder 4" svg:x="5.88889in" svg:y="12.35803in" svg:width="6in" svg:height="0.7098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2.55556in" svg:y="12.35803in" svg:width="4in" svg:height="0.7098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Slide-de-Título" style:page-layout-name="pageLayout1" draw:style-name="a32">
      <draw:frame draw:id="id5" presentation:style-name="a36" draw:name="Title 1" svg:x="1.33333in" svg:y="2.1821in" svg:width="15.11111in" svg:height="4.64198in" presentation:class="title" presentation:placeholder="false">
        <draw:text-box>
          <text:p text:style-name="a35" text:class-names="" text:cond-style-name=""><text:span text:style-name="a33" text:class-names="">Clique para editar o título Mestre</text:span><text:span text:style-name="a34" text:class-names=""/></text:p>
        </draw:text-box>
        <svg:title/>
        <svg:desc/>
      </draw:frame>
      <draw:frame draw:id="id6" presentation:style-name="a40" draw:name="Subtitle 2" svg:x="2.22222in" svg:y="7.00309in" svg:width="13.33333in" svg:height="3.21913in" presentation:class="subtitle" presentation:placeholder="false">
        <draw:text-box>
          <text:p text:style-name="a39" text:class-names="" text:cond-style-name=""><text:span text:style-name="a37" text:class-names="">Clique para editar o estilo do subtítulo Mestre</text:span><text:span text:style-name="a38" text:class-names=""/></text:p>
        </draw:text-box>
        <svg:title/>
        <svg:desc/>
      </draw:frame>
      <draw:frame draw:id="id7" presentation:style-name="a44" draw:name="Date Placeholder 3" svg:x="1.22222in" svg:y="12.35803in" svg:width="4in" svg:height="0.70988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8/05/2024</text:date></text:span></text:p>
        </draw:text-box>
        <svg:title/>
        <svg:desc/>
      </draw:frame>
      <draw:frame draw:id="id8" presentation:style-name="a47" draw:name="Footer Placeholder 4" svg:x="5.88889in" svg:y="12.35803in" svg:width="6in" svg:height="0.7098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12.55556in" svg:y="12.35803in" svg:width="4in" svg:height="0.7098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ítulo-e-Conteúdo" style:page-layout-name="pageLayout1" draw:style-name="a51">
      <draw:frame draw:id="id10" presentation:style-name="a55" draw:name="Title 1" svg:x="1.22222in" svg:y="0.70988in" svg:width="15.33333in" svg:height="2.57716in" presentation:class="title" presentation:placeholder="false">
        <draw:text-box>
          <text:p text:style-name="a54" text:class-names="" text:cond-style-name=""><text:span text:style-name="a52" text:class-names="">Clique para editar o título Mestre</text:span><text:span text:style-name="a53" text:class-names=""/></text:p>
        </draw:text-box>
        <svg:title/>
        <svg:desc/>
      </draw:frame>
      <draw:frame draw:id="id11" presentation:style-name="a72" draw:name="Content Placeholder 2" svg:x="1.22222in" svg:y="3.54938in" svg:width="15.33333in" svg:height="8.4598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 para editar os estilos de texto Mestr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gundo ní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Quinto ní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1.22222in" svg:y="12.35803in" svg:width="4in" svg:height="0.7098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5/2024</text:date></text:span></text:p>
        </draw:text-box>
        <svg:title/>
        <svg:desc/>
      </draw:frame>
      <draw:frame draw:id="id13" presentation:style-name="a79" draw:name="Footer Placeholder 4" svg:x="5.88889in" svg:y="12.35803in" svg:width="6in" svg:height="0.7098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12.55556in" svg:y="12.35803in" svg:width="4in" svg:height="0.7098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ção" style:page-layout-name="pageLayout1" draw:style-name="a83">
      <draw:frame draw:id="id15" presentation:style-name="a87" draw:name="Title 1" svg:x="1.21296in" svg:y="3.32408in" svg:width="15.33333in" svg:height="5.54629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6" presentation:style-name="a91" draw:name="Text Placeholder 2" svg:x="1.21296in" svg:y="8.92284in" svg:width="15.33333in" svg:height="2.91667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5" draw:name="Date Placeholder 3" svg:x="1.22222in" svg:y="12.35803in" svg:width="4in" svg:height="0.70988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8/05/2024</text:date></text:span></text:p>
        </draw:text-box>
        <svg:title/>
        <svg:desc/>
      </draw:frame>
      <draw:frame draw:id="id18" presentation:style-name="a98" draw:name="Footer Placeholder 4" svg:x="5.88889in" svg:y="12.35803in" svg:width="6in" svg:height="0.70988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12.55556in" svg:y="12.35803in" svg:width="4in" svg:height="0.70988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uas-Partes-de-Conteúdo" style:page-layout-name="pageLayout1" draw:style-name="a102">
      <draw:frame draw:id="id20" presentation:style-name="a106" draw:name="Title 1" svg:x="1.22222in" svg:y="0.70988in" svg:width="15.33333in" svg:height="2.57716in" presentation:class="title" presentation:placeholder="false">
        <draw:text-box>
          <text:p text:style-name="a105" text:class-names="" text:cond-style-name=""><text:span text:style-name="a103" text:class-names="">Clique para editar o título Mestre</text:span><text:span text:style-name="a104" text:class-names=""/></text:p>
        </draw:text-box>
        <svg:title/>
        <svg:desc/>
      </draw:frame>
      <draw:frame draw:id="id21" presentation:style-name="a123" draw:name="Content Placeholder 2" svg:x="1.22222in" svg:y="3.54938in" svg:width="7.55556in" svg:height="8.4598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 para editar os estilos de texto Mestr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gundo ní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Quinto ní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9in" svg:y="3.54938in" svg:width="7.55556in" svg:height="8.4598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 para editar os estilos de texto Mestr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í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Quinto ní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1.22222in" svg:y="12.35803in" svg:width="4in" svg:height="0.70988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8/05/2024</text:date></text:span></text:p>
        </draw:text-box>
        <svg:title/>
        <svg:desc/>
      </draw:frame>
      <draw:frame draw:id="id24" presentation:style-name="a147" draw:name="Footer Placeholder 5" svg:x="5.88889in" svg:y="12.35803in" svg:width="6in" svg:height="0.70988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12.55556in" svg:y="12.35803in" svg:width="4in" svg:height="0.70988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51">
      <draw:frame draw:id="id26" presentation:style-name="a155" draw:name="Title 1" svg:x="1.22454in" svg:y="0.70988in" svg:width="15.33333in" svg:height="2.57716in" presentation:class="title" presentation:placeholder="false">
        <draw:text-box>
          <text:p text:style-name="a154" text:class-names="" text:cond-style-name=""><text:span text:style-name="a152" text:class-names="">Clique para editar o título Mestre</text:span><text:span text:style-name="a153" text:class-names=""/></text:p>
        </draw:text-box>
        <svg:title/>
        <svg:desc/>
      </draw:frame>
      <draw:frame draw:id="id27" presentation:style-name="a159" draw:name="Text Placeholder 2" svg:x="1.22454in" svg:y="3.26852in" svg:width="7.52083in" svg:height="1.6018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76" draw:name="Content Placeholder 3" svg:x="1.22454in" svg:y="4.87037in" svg:width="7.52083in" svg:height="7.1635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 para editar os estilos de texto Mestr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í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í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9in" svg:y="3.26852in" svg:width="7.55787in" svg:height="1.6018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197" draw:name="Content Placeholder 5" svg:x="9in" svg:y="4.87037in" svg:width="7.55787in" svg:height="7.1635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e texto Mestr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Quinto ní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1.22222in" svg:y="12.35803in" svg:width="4in" svg:height="0.70988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8/05/2024</text:date></text:span></text:p>
        </draw:text-box>
        <svg:title/>
        <svg:desc/>
      </draw:frame>
      <draw:frame draw:id="id32" presentation:style-name="a204" draw:name="Footer Placeholder 7" svg:x="5.88889in" svg:y="12.35803in" svg:width="6in" svg:height="0.70988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12.55556in" svg:y="12.35803in" svg:width="4in" svg:height="0.70988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Somente-Título" style:page-layout-name="pageLayout1" draw:style-name="a208">
      <draw:frame draw:id="id34" presentation:style-name="a212" draw:name="Title 1" svg:x="1.22222in" svg:y="0.70988in" svg:width="15.33333in" svg:height="2.57716in" presentation:class="title" presentation:placeholder="false">
        <draw:text-box>
          <text:p text:style-name="a211" text:class-names="" text:cond-style-name=""><text:span text:style-name="a209" text:class-names="">Clique para editar o título Mestre</text:span><text:span text:style-name="a210" text:class-names=""/></text:p>
        </draw:text-box>
        <svg:title/>
        <svg:desc/>
      </draw:frame>
      <draw:frame draw:id="id35" presentation:style-name="a216" draw:name="Date Placeholder 2" svg:x="1.22222in" svg:y="12.35803in" svg:width="4in" svg:height="0.70988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8/05/2024</text:date></text:span></text:p>
        </draw:text-box>
        <svg:title/>
        <svg:desc/>
      </draw:frame>
      <draw:frame draw:id="id36" presentation:style-name="a219" draw:name="Footer Placeholder 3" svg:x="5.88889in" svg:y="12.35803in" svg:width="6in" svg:height="0.70988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2.55556in" svg:y="12.35803in" svg:width="4in" svg:height="0.70988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23">
      <draw:frame draw:id="id38" presentation:style-name="a227" draw:name="Date Placeholder 1" svg:x="1.22222in" svg:y="12.35803in" svg:width="4in" svg:height="0.70988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8/05/2024</text:date></text:span></text:p>
        </draw:text-box>
        <svg:title/>
        <svg:desc/>
      </draw:frame>
      <draw:frame draw:id="id39" presentation:style-name="a230" draw:name="Footer Placeholder 2" svg:x="5.88889in" svg:y="12.35803in" svg:width="6in" svg:height="0.70988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2.55556in" svg:y="12.35803in" svg:width="4in" svg:height="0.70988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34">
      <draw:frame draw:id="id41" presentation:style-name="a238" draw:name="Title 1" svg:x="1.22454in" svg:y="0.88889in" svg:width="5.7338in" svg:height="3.11111in" presentation:class="title" presentation:placeholder="false">
        <draw:text-box>
          <text:p text:style-name="a237" text:class-names="" text:cond-style-name=""><text:span text:style-name="a235" text:class-names="">Clique para editar o título Mestre</text:span><text:span text:style-name="a236" text:class-names=""/></text:p>
        </draw:text-box>
        <svg:title/>
        <svg:desc/>
      </draw:frame>
      <draw:frame draw:id="id42" presentation:style-name="a255" draw:name="Content Placeholder 2" svg:x="7.55787in" svg:y="1.91976in" svg:width="9in" svg:height="9.4753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 para editar os estilos de texto Mestr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1.22454in" svg:y="4in" svg:width="5.7338in" svg:height="7.4104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63" draw:name="Date Placeholder 4" svg:x="1.22222in" svg:y="12.35803in" svg:width="4in" svg:height="0.70988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8/05/2024</text:date></text:span></text:p>
        </draw:text-box>
        <svg:title/>
        <svg:desc/>
      </draw:frame>
      <draw:frame draw:id="id45" presentation:style-name="a266" draw:name="Footer Placeholder 5" svg:x="5.88889in" svg:y="12.35803in" svg:width="6in" svg:height="0.7098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12.55556in" svg:y="12.35803in" svg:width="4in" svg:height="0.7098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70">
      <draw:frame draw:id="id47" presentation:style-name="a274" draw:name="Title 1" svg:x="1.22454in" svg:y="0.88889in" svg:width="5.7338in" svg:height="3.11111in" presentation:class="title" presentation:placeholder="false">
        <draw:text-box>
          <text:p text:style-name="a273" text:class-names="" text:cond-style-name=""><text:span text:style-name="a271" text:class-names="">Clique para editar o título Mestre</text:span><text:span text:style-name="a272" text:class-names=""/></text:p>
        </draw:text-box>
        <svg:title/>
        <svg:desc/>
      </draw:frame>
      <draw:frame draw:id="id48" presentation:style-name="a278" draw:name="Picture Placeholder 2" svg:x="7.55787in" svg:y="1.91976in" svg:width="9in" svg:height="9.47531in" presentation:class="graphic" presentation:placeholder="false">
        <draw:text-box>
          <text:p text:style-name="a277" text:class-names="" text:cond-style-name=""><text:span text:style-name="a275" text:class-names="">Clique no ícone para adicionar uma imagem</text:span><text:span text:style-name="a276" text:class-names=""/></text:p>
        </draw:text-box>
        <svg:title/>
        <svg:desc/>
      </draw:frame>
      <draw:frame draw:id="id49" presentation:style-name="a282" draw:name="Text Placeholder 3" svg:x="1.22454in" svg:y="4in" svg:width="5.7338in" svg:height="7.41049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286" draw:name="Date Placeholder 4" svg:x="1.22222in" svg:y="12.35803in" svg:width="4in" svg:height="0.70988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18/05/2024</text:date></text:span></text:p>
        </draw:text-box>
        <svg:title/>
        <svg:desc/>
      </draw:frame>
      <draw:frame draw:id="id51" presentation:style-name="a289" draw:name="Footer Placeholder 5" svg:x="5.88889in" svg:y="12.35803in" svg:width="6in" svg:height="0.70988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12.55556in" svg:y="12.35803in" svg:width="4in" svg:height="0.70988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93">
      <draw:frame draw:id="id53" presentation:style-name="a297" draw:name="Title 1" svg:x="1.22222in" svg:y="0.70988in" svg:width="15.33333in" svg:height="2.57716in" presentation:class="title" presentation:placeholder="false">
        <draw:text-box>
          <text:p text:style-name="a296" text:class-names="" text:cond-style-name=""><text:span text:style-name="a294" text:class-names="">Clique para editar o título Mestre</text:span><text:span text:style-name="a295" text:class-names=""/></text:p>
        </draw:text-box>
        <svg:title/>
        <svg:desc/>
      </draw:frame>
      <draw:frame draw:id="id54" presentation:style-name="a314" draw:name="Vertical Text Placeholder 2" svg:x="1.22222in" svg:y="3.54938in" svg:width="15.33333in" svg:height="8.45988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 para editar os estilos de texto Mestr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gundo ní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Quinto ní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1.22222in" svg:y="12.35803in" svg:width="4in" svg:height="0.70988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8/05/2024</text:date></text:span></text:p>
        </draw:text-box>
        <svg:title/>
        <svg:desc/>
      </draw:frame>
      <draw:frame draw:id="id56" presentation:style-name="a321" draw:name="Footer Placeholder 4" svg:x="5.88889in" svg:y="12.35803in" svg:width="6in" svg:height="0.7098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12.55556in" svg:y="12.35803in" svg:width="4in" svg:height="0.7098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exto-e-Título-Vertical" style:page-layout-name="pageLayout1" draw:style-name="a325">
      <draw:frame draw:id="id58" presentation:style-name="a329" draw:name="Vertical Title 1" svg:x="12.72222in" svg:y="0.70988in" svg:width="3.83333in" svg:height="11.29938in" presentation:class="title" presentation:placeholder="false">
        <draw:text-box>
          <text:p text:style-name="a328" text:class-names="" text:cond-style-name=""><text:span text:style-name="a326" text:class-names="">Clique para editar o título Mestre</text:span><text:span text:style-name="a327" text:class-names=""/></text:p>
        </draw:text-box>
        <svg:title/>
        <svg:desc/>
      </draw:frame>
      <draw:frame draw:id="id59" presentation:style-name="a346" draw:name="Vertical Text Placeholder 2" svg:x="1.22222in" svg:y="0.70988in" svg:width="11.27778in" svg:height="11.29938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que para editar os estilos de texto Mestr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í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Quinto ní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1.22222in" svg:y="12.35803in" svg:width="4in" svg:height="0.70988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8/05/2024</text:date></text:span></text:p>
        </draw:text-box>
        <svg:title/>
        <svg:desc/>
      </draw:frame>
      <draw:frame draw:id="id61" presentation:style-name="a353" draw:name="Footer Placeholder 4" svg:x="5.88889in" svg:y="12.35803in" svg:width="6in" svg:height="0.70988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12.55556in" svg:y="12.35803in" svg:width="4in" svg:height="0.70988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Jorge Marques Ferreira Junior</meta:initial-creator>
    <dc:creator>Jorge Marques Ferreira Junior</dc:creator>
    <meta:creation-date>2024-05-16T17:39:14Z</meta:creation-date>
    <dc:date>2024-05-18T17:02:07Z</dc:date>
    <meta:template xlink:href="Office%20Theme" xlink:type="simple"/>
    <meta:editing-cycles>5</meta:editing-cycles>
    <meta:editing-duration>PT14749S</meta:editing-duration>
    <meta:document-statistic meta:paragraph-count="56" meta:word-count="194"/>
  </office:meta>
</office:document-meta>
</file>